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6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_2" table:style-name="ta1">
        <table:shapes>
          <draw:frame draw:z-index="0" draw:style-name="gr1" draw:text-style-name="P1" svg:width="166.3mm" svg:height="124.58mm" svg:x="304.76mm" svg:y="4.78mm">
            <loext:p draw:notify-on-update-of-ranges="Planilha1_2.F2:Planilha1_2.F61 Planilha1_2.F2:Planilha1_2.F61 Planilha1_2.G1:Planilha1_2.G1 Planilha1_2.G2:Planilha1_2.G61 Planilha1_2.K1:Planilha1_2.K1 Planilha1_2.K2:Planilha1_2.K61 Planilha1_2.F2:Planilha1_2.F61 Planilha1_2.F2:Planilha1_2.F61 Planilha1_2.I1:Planilha1_2.I1 Planilha1_2.I2:Planilha1_2.I6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6.77mm" svg:height="101.27mm" svg:x="303.9mm" svg:y="142.04mm">
            <loext:p draw:notify-on-update-of-ranges="Planilha1_2.F2:Planilha1_2.F61 Planilha1_2.K1:Planilha1_2.K1 Planilha1_2.K2:Planilha1_2.K6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ration number: 21</text:p>
          </table:table-cell>
          <table:table-cell table:number-columns-repeated="4"/>
          <table:table-cell office:value-type="string" calcext:value-type="string">
            <text:p>It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Máximo Linhas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Mínimo Linhas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édia Linha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B2]" office:value-type="float" office:value="441" calcext:value-type="float">
            <text:p>441</text:p>
          </table:table-cell>
          <table:table-cell table:formula="of:=[.C2]" office:value-type="float" office:value="0" calcext:value-type="float">
            <text:p>0</text:p>
          </table:table-cell>
          <table:table-cell table:formula="of:=[.B31]" office:value-type="float" office:value="98" calcext:value-type="float">
            <text:p>98</text:p>
          </table:table-cell>
          <table:table-cell table:formula="of:=[.C31]" office:value-type="float" office:value="0" calcext:value-type="float">
            <text:p>0</text:p>
          </table:table-cell>
          <table:table-cell table:style-name="ce1" table:formula="of:=AVERAGE([.B2:.B31])" office:value-type="float" office:value="293.533333333333" calcext:value-type="float">
            <text:p>293,53</text:p>
          </table:table-cell>
          <table:table-cell table:style-name="ce1" table:formula="of:=AVERAGE([.C2:.C3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B34]" office:value-type="float" office:value="441" calcext:value-type="float">
            <text:p>441</text:p>
          </table:table-cell>
          <table:table-cell table:formula="of:=[.C34]" office:value-type="float" office:value="0" calcext:value-type="float">
            <text:p>0</text:p>
          </table:table-cell>
          <table:table-cell table:formula="of:=[.B63]" office:value-type="float" office:value="147" calcext:value-type="float">
            <text:p>147</text:p>
          </table:table-cell>
          <table:table-cell table:formula="of:=[.C63]" office:value-type="float" office:value="0" calcext:value-type="float">
            <text:p>0</text:p>
          </table:table-cell>
          <table:table-cell table:style-name="ce1" table:formula="of:=AVERAGE([.B34:.B63])" office:value-type="float" office:value="306.3" calcext:value-type="float">
            <text:p>306,30</text:p>
          </table:table-cell>
          <table:table-cell table:style-name="ce1" table:formula="of:=AVERAGE([.C34:.C6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B66]" office:value-type="float" office:value="441" calcext:value-type="float">
            <text:p>441</text:p>
          </table:table-cell>
          <table:table-cell table:formula="of:=[.C66]" office:value-type="float" office:value="0" calcext:value-type="float">
            <text:p>0</text:p>
          </table:table-cell>
          <table:table-cell table:formula="of:=[.B95]" office:value-type="float" office:value="107" calcext:value-type="float">
            <text:p>107</text:p>
          </table:table-cell>
          <table:table-cell table:formula="of:=[.C95]" office:value-type="float" office:value="0" calcext:value-type="float">
            <text:p>0</text:p>
          </table:table-cell>
          <table:table-cell table:style-name="ce1" table:formula="of:=AVERAGE([.B66:.B95])" office:value-type="float" office:value="304.133333333333" calcext:value-type="float">
            <text:p>304,13</text:p>
          </table:table-cell>
          <table:table-cell table:style-name="ce1" table:formula="of:=AVERAGE([.C66:.C9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B98]" office:value-type="float" office:value="441" calcext:value-type="float">
            <text:p>441</text:p>
          </table:table-cell>
          <table:table-cell table:formula="of:=[.C98]" office:value-type="float" office:value="0" calcext:value-type="float">
            <text:p>0</text:p>
          </table:table-cell>
          <table:table-cell table:formula="of:=[.B127]" office:value-type="float" office:value="98" calcext:value-type="float">
            <text:p>98</text:p>
          </table:table-cell>
          <table:table-cell table:formula="of:=[.C127]" office:value-type="float" office:value="0" calcext:value-type="float">
            <text:p>0</text:p>
          </table:table-cell>
          <table:table-cell table:style-name="ce1" table:formula="of:=AVERAGE([.B98:.B127])" office:value-type="float" office:value="307.3" calcext:value-type="float">
            <text:p>307,30</text:p>
          </table:table-cell>
          <table:table-cell table:style-name="ce1" table:formula="of:=AVERAGE([.C98:.C12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B130]" office:value-type="float" office:value="441" calcext:value-type="float">
            <text:p>441</text:p>
          </table:table-cell>
          <table:table-cell table:formula="of:=[.C130]" office:value-type="float" office:value="0" calcext:value-type="float">
            <text:p>0</text:p>
          </table:table-cell>
          <table:table-cell table:formula="of:=[.B159]" office:value-type="float" office:value="156" calcext:value-type="float">
            <text:p>156</text:p>
          </table:table-cell>
          <table:table-cell table:formula="of:=[.C159]" office:value-type="float" office:value="0" calcext:value-type="float">
            <text:p>0</text:p>
          </table:table-cell>
          <table:table-cell table:style-name="ce1" table:formula="of:=AVERAGE([.B130:.B159])" office:value-type="float" office:value="318.766666666667" calcext:value-type="float">
            <text:p>318,77</text:p>
          </table:table-cell>
          <table:table-cell table:style-name="ce1" table:formula="of:=AVERAGE([.C130:.C15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B162]" office:value-type="float" office:value="441" calcext:value-type="float">
            <text:p>441</text:p>
          </table:table-cell>
          <table:table-cell table:formula="of:=[.C162]" office:value-type="float" office:value="0" calcext:value-type="float">
            <text:p>0</text:p>
          </table:table-cell>
          <table:table-cell table:formula="of:=[.B191]" office:value-type="float" office:value="156" calcext:value-type="float">
            <text:p>156</text:p>
          </table:table-cell>
          <table:table-cell table:formula="of:=[.C191]" office:value-type="float" office:value="0" calcext:value-type="float">
            <text:p>0</text:p>
          </table:table-cell>
          <table:table-cell table:style-name="ce1" table:formula="of:=AVERAGE([.B162:.B191])" office:value-type="float" office:value="311.633333333333" calcext:value-type="float">
            <text:p>311,63</text:p>
          </table:table-cell>
          <table:table-cell table:style-name="ce1" table:formula="of:=AVERAGE([.C162:.C19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B194]" office:value-type="float" office:value="441" calcext:value-type="float">
            <text:p>441</text:p>
          </table:table-cell>
          <table:table-cell table:formula="of:=[.C194]" office:value-type="float" office:value="0" calcext:value-type="float">
            <text:p>0</text:p>
          </table:table-cell>
          <table:table-cell table:formula="of:=[.B223]" office:value-type="float" office:value="156" calcext:value-type="float">
            <text:p>156</text:p>
          </table:table-cell>
          <table:table-cell table:formula="of:=[.C223]" office:value-type="float" office:value="0" calcext:value-type="float">
            <text:p>0</text:p>
          </table:table-cell>
          <table:table-cell table:style-name="ce1" table:formula="of:=AVERAGE([.B194:.B223])" office:value-type="float" office:value="308.3" calcext:value-type="float">
            <text:p>308,30</text:p>
          </table:table-cell>
          <table:table-cell table:style-name="ce1" table:formula="of:=AVERAGE([.C194:.C22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B226]" office:value-type="float" office:value="441" calcext:value-type="float">
            <text:p>441</text:p>
          </table:table-cell>
          <table:table-cell table:formula="of:=[.C226]" office:value-type="float" office:value="0" calcext:value-type="float">
            <text:p>0</text:p>
          </table:table-cell>
          <table:table-cell table:formula="of:=[.B255]" office:value-type="float" office:value="196" calcext:value-type="float">
            <text:p>196</text:p>
          </table:table-cell>
          <table:table-cell table:formula="of:=[.C255]" office:value-type="float" office:value="0" calcext:value-type="float">
            <text:p>0</text:p>
          </table:table-cell>
          <table:table-cell table:style-name="ce1" table:formula="of:=AVERAGE([.B226:.B255])" office:value-type="float" office:value="320.033333333333" calcext:value-type="float">
            <text:p>320,03</text:p>
          </table:table-cell>
          <table:table-cell table:style-name="ce1" table:formula="of:=AVERAGE([.C226:.C25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B258]" office:value-type="float" office:value="441" calcext:value-type="float">
            <text:p>441</text:p>
          </table:table-cell>
          <table:table-cell table:formula="of:=[.C258]" office:value-type="float" office:value="0" calcext:value-type="float">
            <text:p>0</text:p>
          </table:table-cell>
          <table:table-cell table:formula="of:=[.B287]" office:value-type="float" office:value="98" calcext:value-type="float">
            <text:p>98</text:p>
          </table:table-cell>
          <table:table-cell table:formula="of:=[.C287]" office:value-type="float" office:value="0" calcext:value-type="float">
            <text:p>0</text:p>
          </table:table-cell>
          <table:table-cell table:style-name="ce1" table:formula="of:=AVERAGE([.B258:.B287])" office:value-type="float" office:value="302.8" calcext:value-type="float">
            <text:p>302,80</text:p>
          </table:table-cell>
          <table:table-cell table:style-name="ce1" table:formula="of:=AVERAGE([.C258:.C28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B290]" office:value-type="float" office:value="441" calcext:value-type="float">
            <text:p>441</text:p>
          </table:table-cell>
          <table:table-cell table:formula="of:=[.C290]" office:value-type="float" office:value="0" calcext:value-type="float">
            <text:p>0</text:p>
          </table:table-cell>
          <table:table-cell table:formula="of:=[.B319]" office:value-type="float" office:value="147" calcext:value-type="float">
            <text:p>147</text:p>
          </table:table-cell>
          <table:table-cell table:formula="of:=[.C319]" office:value-type="float" office:value="0" calcext:value-type="float">
            <text:p>0</text:p>
          </table:table-cell>
          <table:table-cell table:style-name="ce1" table:formula="of:=AVERAGE([.B290:.B319])" office:value-type="float" office:value="316.4" calcext:value-type="float">
            <text:p>316,40</text:p>
          </table:table-cell>
          <table:table-cell table:style-name="ce1" table:formula="of:=AVERAGE([.C290:.C31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B322]" office:value-type="float" office:value="441" calcext:value-type="float">
            <text:p>441</text:p>
          </table:table-cell>
          <table:table-cell table:formula="of:=[.C322]" office:value-type="float" office:value="0" calcext:value-type="float">
            <text:p>0</text:p>
          </table:table-cell>
          <table:table-cell table:formula="of:=[.B351]" office:value-type="float" office:value="107" calcext:value-type="float">
            <text:p>107</text:p>
          </table:table-cell>
          <table:table-cell table:formula="of:=[.C351]" office:value-type="float" office:value="0" calcext:value-type="float">
            <text:p>0</text:p>
          </table:table-cell>
          <table:table-cell table:style-name="ce1" table:formula="of:=AVERAGE([.B322:.B351])" office:value-type="float" office:value="325" calcext:value-type="float">
            <text:p>325,00</text:p>
          </table:table-cell>
          <table:table-cell table:style-name="ce1" table:formula="of:=AVERAGE([.C322:.C35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B354]" office:value-type="float" office:value="441" calcext:value-type="float">
            <text:p>441</text:p>
          </table:table-cell>
          <table:table-cell table:formula="of:=[.C354]" office:value-type="float" office:value="0" calcext:value-type="float">
            <text:p>0</text:p>
          </table:table-cell>
          <table:table-cell table:formula="of:=[.B383]" office:value-type="float" office:value="107" calcext:value-type="float">
            <text:p>107</text:p>
          </table:table-cell>
          <table:table-cell table:formula="of:=[.C383]" office:value-type="float" office:value="0" calcext:value-type="float">
            <text:p>0</text:p>
          </table:table-cell>
          <table:table-cell table:style-name="ce1" table:formula="of:=AVERAGE([.B354:.B383])" office:value-type="float" office:value="307.566666666667" calcext:value-type="float">
            <text:p>307,57</text:p>
          </table:table-cell>
          <table:table-cell table:style-name="ce1" table:formula="of:=AVERAGE([.C354:.C38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[.B386]" office:value-type="float" office:value="441" calcext:value-type="float">
            <text:p>441</text:p>
          </table:table-cell>
          <table:table-cell table:formula="of:=[.C386]" office:value-type="float" office:value="0" calcext:value-type="float">
            <text:p>0</text:p>
          </table:table-cell>
          <table:table-cell table:formula="of:=[.B415]" office:value-type="float" office:value="156" calcext:value-type="float">
            <text:p>156</text:p>
          </table:table-cell>
          <table:table-cell table:formula="of:=[.C415]" office:value-type="float" office:value="0" calcext:value-type="float">
            <text:p>0</text:p>
          </table:table-cell>
          <table:table-cell table:style-name="ce1" table:formula="of:=AVERAGE([.B386:.B415])" office:value-type="float" office:value="338.033333333333" calcext:value-type="float">
            <text:p>338,03</text:p>
          </table:table-cell>
          <table:table-cell table:style-name="ce1" table:formula="of:=AVERAGE([.C386:.C41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B418]" office:value-type="float" office:value="441" calcext:value-type="float">
            <text:p>441</text:p>
          </table:table-cell>
          <table:table-cell table:formula="of:=[.C418]" office:value-type="float" office:value="0" calcext:value-type="float">
            <text:p>0</text:p>
          </table:table-cell>
          <table:table-cell table:formula="of:=[.B447]" office:value-type="float" office:value="107" calcext:value-type="float">
            <text:p>107</text:p>
          </table:table-cell>
          <table:table-cell table:formula="of:=[.C447]" office:value-type="float" office:value="0" calcext:value-type="float">
            <text:p>0</text:p>
          </table:table-cell>
          <table:table-cell table:style-name="ce1" table:formula="of:=AVERAGE([.B418:.B447])" office:value-type="float" office:value="331.066666666667" calcext:value-type="float">
            <text:p>331,07</text:p>
          </table:table-cell>
          <table:table-cell table:style-name="ce1" table:formula="of:=AVERAGE([.C418:.C44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B450]" office:value-type="float" office:value="567" calcext:value-type="float">
            <text:p>567</text:p>
          </table:table-cell>
          <table:table-cell table:formula="of:=[.C450]" office:value-type="float" office:value="1" calcext:value-type="float">
            <text:p>1</text:p>
          </table:table-cell>
          <table:table-cell table:formula="of:=[.B479]" office:value-type="float" office:value="147" calcext:value-type="float">
            <text:p>147</text:p>
          </table:table-cell>
          <table:table-cell table:formula="of:=[.C479]" office:value-type="float" office:value="0" calcext:value-type="float">
            <text:p>0</text:p>
          </table:table-cell>
          <table:table-cell table:style-name="ce1" table:formula="of:=AVERAGE([.B450:.B479])" office:value-type="float" office:value="327.633333333333" calcext:value-type="float">
            <text:p>327,63</text:p>
          </table:table-cell>
          <table:table-cell table:style-name="ce1" table:formula="of:=AVERAGE([.C450:.C479])" office:value-type="float" office:value="0.0333333333333333" calcext:value-type="float">
            <text:p>0,0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B482]" office:value-type="float" office:value="567" calcext:value-type="float">
            <text:p>567</text:p>
          </table:table-cell>
          <table:table-cell table:formula="of:=[.C482]" office:value-type="float" office:value="1" calcext:value-type="float">
            <text:p>1</text:p>
          </table:table-cell>
          <table:table-cell table:formula="of:=[.B511]" office:value-type="float" office:value="142" calcext:value-type="float">
            <text:p>142</text:p>
          </table:table-cell>
          <table:table-cell table:formula="of:=[.C511]" office:value-type="float" office:value="0" calcext:value-type="float">
            <text:p>0</text:p>
          </table:table-cell>
          <table:table-cell table:style-name="ce1" table:formula="of:=AVERAGE([.B482:.B511])" office:value-type="float" office:value="309.7" calcext:value-type="float">
            <text:p>309,70</text:p>
          </table:table-cell>
          <table:table-cell table:style-name="ce1" table:formula="of:=AVERAGE([.C482:.C511])" office:value-type="float" office:value="0.0333333333333333" calcext:value-type="float">
            <text:p>0,0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[.B514]" office:value-type="float" office:value="567" calcext:value-type="float">
            <text:p>567</text:p>
          </table:table-cell>
          <table:table-cell table:formula="of:=[.C514]" office:value-type="float" office:value="1" calcext:value-type="float">
            <text:p>1</text:p>
          </table:table-cell>
          <table:table-cell table:formula="of:=[.B543]" office:value-type="float" office:value="147" calcext:value-type="float">
            <text:p>147</text:p>
          </table:table-cell>
          <table:table-cell table:formula="of:=[.C543]" office:value-type="float" office:value="0" calcext:value-type="float">
            <text:p>0</text:p>
          </table:table-cell>
          <table:table-cell table:style-name="ce1" table:formula="of:=AVERAGE([.B514:.B543])" office:value-type="float" office:value="316.833333333333" calcext:value-type="float">
            <text:p>316,83</text:p>
          </table:table-cell>
          <table:table-cell table:style-name="ce1" table:formula="of:=AVERAGE([.C514:.C543])" office:value-type="float" office:value="0.0333333333333333" calcext:value-type="float">
            <text:p>0,0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B546]" office:value-type="float" office:value="567" calcext:value-type="float">
            <text:p>567</text:p>
          </table:table-cell>
          <table:table-cell table:formula="of:=[.C546]" office:value-type="float" office:value="1" calcext:value-type="float">
            <text:p>1</text:p>
          </table:table-cell>
          <table:table-cell table:formula="of:=[.B575]" office:value-type="float" office:value="98" calcext:value-type="float">
            <text:p>98</text:p>
          </table:table-cell>
          <table:table-cell table:formula="of:=[.C575]" office:value-type="float" office:value="0" calcext:value-type="float">
            <text:p>0</text:p>
          </table:table-cell>
          <table:table-cell table:style-name="ce1" table:formula="of:=AVERAGE([.B546:.B575])" office:value-type="float" office:value="322.633333333333" calcext:value-type="float">
            <text:p>322,63</text:p>
          </table:table-cell>
          <table:table-cell table:style-name="ce1" table:formula="of:=AVERAGE([.C546:.C575])" office:value-type="float" office:value="0.0333333333333333" calcext:value-type="float">
            <text:p>0,0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B578]" office:value-type="float" office:value="567" calcext:value-type="float">
            <text:p>567</text:p>
          </table:table-cell>
          <table:table-cell table:formula="of:=[.C578]" office:value-type="float" office:value="1" calcext:value-type="float">
            <text:p>1</text:p>
          </table:table-cell>
          <table:table-cell table:formula="of:=[.B607]" office:value-type="float" office:value="147" calcext:value-type="float">
            <text:p>147</text:p>
          </table:table-cell>
          <table:table-cell table:formula="of:=[.C607]" office:value-type="float" office:value="0" calcext:value-type="float">
            <text:p>0</text:p>
          </table:table-cell>
          <table:table-cell table:style-name="ce1" table:formula="of:=AVERAGE([.B578:.B607])" office:value-type="float" office:value="328.2" calcext:value-type="float">
            <text:p>328,20</text:p>
          </table:table-cell>
          <table:table-cell table:style-name="ce1" table:formula="of:=AVERAGE([.C578:.C607])" office:value-type="float" office:value="0.0333333333333333" calcext:value-type="float">
            <text:p>0,0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B610]" office:value-type="float" office:value="567" calcext:value-type="float">
            <text:p>567</text:p>
          </table:table-cell>
          <table:table-cell table:formula="of:=[.C610]" office:value-type="float" office:value="1" calcext:value-type="float">
            <text:p>1</text:p>
          </table:table-cell>
          <table:table-cell table:formula="of:=[.B639]" office:value-type="float" office:value="98" calcext:value-type="float">
            <text:p>98</text:p>
          </table:table-cell>
          <table:table-cell table:formula="of:=[.C639]" office:value-type="float" office:value="0" calcext:value-type="float">
            <text:p>0</text:p>
          </table:table-cell>
          <table:table-cell table:style-name="ce1" table:formula="of:=AVERAGE([.B610:.B639])" office:value-type="float" office:value="291.6" calcext:value-type="float">
            <text:p>291,60</text:p>
          </table:table-cell>
          <table:table-cell table:style-name="ce1" table:formula="of:=AVERAGE([.C610:.C639])" office:value-type="float" office:value="0.0333333333333333" calcext:value-type="float">
            <text:p>0,0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[.B643]" office:value-type="float" office:value="567" calcext:value-type="float">
            <text:p>567</text:p>
          </table:table-cell>
          <table:table-cell table:formula="of:=[.C643]" office:value-type="float" office:value="1" calcext:value-type="float">
            <text:p>1</text:p>
          </table:table-cell>
          <table:table-cell table:formula="of:=[.B672]" office:value-type="float" office:value="107" calcext:value-type="float">
            <text:p>107</text:p>
          </table:table-cell>
          <table:table-cell table:formula="of:=[.C672]" office:value-type="float" office:value="0" calcext:value-type="float">
            <text:p>0</text:p>
          </table:table-cell>
          <table:table-cell table:style-name="ce1" table:formula="of:=AVERAGE([.B643:.B672])" office:value-type="float" office:value="328.633333333333" calcext:value-type="float">
            <text:p>328,63</text:p>
          </table:table-cell>
          <table:table-cell table:style-name="ce1" table:formula="of:=AVERAGE([.C643:.C672])" office:value-type="float" office:value="0.0333333333333333" calcext:value-type="float">
            <text:p>0,0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[.B675]" office:value-type="float" office:value="567" calcext:value-type="float">
            <text:p>567</text:p>
          </table:table-cell>
          <table:table-cell table:formula="of:=[.C675]" office:value-type="float" office:value="1" calcext:value-type="float">
            <text:p>1</text:p>
          </table:table-cell>
          <table:table-cell table:formula="of:=[.B704]" office:value-type="float" office:value="147" calcext:value-type="float">
            <text:p>147</text:p>
          </table:table-cell>
          <table:table-cell table:formula="of:=[.C704]" office:value-type="float" office:value="0" calcext:value-type="float">
            <text:p>0</text:p>
          </table:table-cell>
          <table:table-cell table:style-name="ce1" table:formula="of:=AVERAGE([.B675:.B704])" office:value-type="float" office:value="325.333333333333" calcext:value-type="float">
            <text:p>325,33</text:p>
          </table:table-cell>
          <table:table-cell table:style-name="ce1" table:formula="of:=AVERAGE([.C675:.C704])" office:value-type="float" office:value="0.0333333333333333" calcext:value-type="float">
            <text:p>0,0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[.B707]" office:value-type="float" office:value="567" calcext:value-type="float">
            <text:p>567</text:p>
          </table:table-cell>
          <table:table-cell table:formula="of:=[.C707]" office:value-type="float" office:value="1" calcext:value-type="float">
            <text:p>1</text:p>
          </table:table-cell>
          <table:table-cell table:formula="of:=[.B736]" office:value-type="float" office:value="147" calcext:value-type="float">
            <text:p>147</text:p>
          </table:table-cell>
          <table:table-cell table:formula="of:=[.C736]" office:value-type="float" office:value="0" calcext:value-type="float">
            <text:p>0</text:p>
          </table:table-cell>
          <table:table-cell table:style-name="ce1" table:formula="of:=AVERAGE([.B707:.B736])" office:value-type="float" office:value="328.233333333333" calcext:value-type="float">
            <text:p>328,23</text:p>
          </table:table-cell>
          <table:table-cell table:style-name="ce1" table:formula="of:=AVERAGE([.C707:.C736])" office:value-type="float" office:value="0.0333333333333333" calcext:value-type="float">
            <text:p>0,0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B739]" office:value-type="float" office:value="567" calcext:value-type="float">
            <text:p>567</text:p>
          </table:table-cell>
          <table:table-cell table:formula="of:=[.C739]" office:value-type="float" office:value="1" calcext:value-type="float">
            <text:p>1</text:p>
          </table:table-cell>
          <table:table-cell table:formula="of:=[.B768]" office:value-type="float" office:value="142" calcext:value-type="float">
            <text:p>142</text:p>
          </table:table-cell>
          <table:table-cell table:formula="of:=[.C768]" office:value-type="float" office:value="0" calcext:value-type="float">
            <text:p>0</text:p>
          </table:table-cell>
          <table:table-cell table:style-name="ce1" table:formula="of:=AVERAGE([.B739:.B768])" office:value-type="float" office:value="329.233333333333" calcext:value-type="float">
            <text:p>329,23</text:p>
          </table:table-cell>
          <table:table-cell table:style-name="ce1" table:formula="of:=AVERAGE([.C739:.C768])" office:value-type="float" office:value="0.0333333333333333" calcext:value-type="float">
            <text:p>0,0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B771]" office:value-type="float" office:value="567" calcext:value-type="float">
            <text:p>567</text:p>
          </table:table-cell>
          <table:table-cell table:formula="of:=[.C771]" office:value-type="float" office:value="1" calcext:value-type="float">
            <text:p>1</text:p>
          </table:table-cell>
          <table:table-cell table:formula="of:=[.B800]" office:value-type="float" office:value="98" calcext:value-type="float">
            <text:p>98</text:p>
          </table:table-cell>
          <table:table-cell table:formula="of:=[.C800]" office:value-type="float" office:value="0" calcext:value-type="float">
            <text:p>0</text:p>
          </table:table-cell>
          <table:table-cell table:style-name="ce1" table:formula="of:=AVERAGE([.B771:.B800])" office:value-type="float" office:value="323.2" calcext:value-type="float">
            <text:p>323,20</text:p>
          </table:table-cell>
          <table:table-cell table:style-name="ce1" table:formula="of:=AVERAGE([.C771:.C800])" office:value-type="float" office:value="0.0333333333333333" calcext:value-type="float">
            <text:p>0,0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B803]" office:value-type="float" office:value="567" calcext:value-type="float">
            <text:p>567</text:p>
          </table:table-cell>
          <table:table-cell table:formula="of:=[.C803]" office:value-type="float" office:value="1" calcext:value-type="float">
            <text:p>1</text:p>
          </table:table-cell>
          <table:table-cell table:formula="of:=[.B832]" office:value-type="float" office:value="147" calcext:value-type="float">
            <text:p>147</text:p>
          </table:table-cell>
          <table:table-cell table:formula="of:=[.C832]" office:value-type="float" office:value="0" calcext:value-type="float">
            <text:p>0</text:p>
          </table:table-cell>
          <table:table-cell table:style-name="ce1" table:formula="of:=AVERAGE([.B803:.B832])" office:value-type="float" office:value="324.6" calcext:value-type="float">
            <text:p>324,60</text:p>
          </table:table-cell>
          <table:table-cell table:style-name="ce1" table:formula="of:=AVERAGE([.C803:.C832])" office:value-type="float" office:value="0.0333333333333333" calcext:value-type="float">
            <text:p>0,0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[.B835]" office:value-type="float" office:value="567" calcext:value-type="float">
            <text:p>567</text:p>
          </table:table-cell>
          <table:table-cell table:formula="of:=[.C835]" office:value-type="float" office:value="1" calcext:value-type="float">
            <text:p>1</text:p>
          </table:table-cell>
          <table:table-cell table:formula="of:=[.B864]" office:value-type="float" office:value="107" calcext:value-type="float">
            <text:p>107</text:p>
          </table:table-cell>
          <table:table-cell table:formula="of:=[.C864]" office:value-type="float" office:value="0" calcext:value-type="float">
            <text:p>0</text:p>
          </table:table-cell>
          <table:table-cell table:style-name="ce1" table:formula="of:=AVERAGE([.B835:.B864])" office:value-type="float" office:value="329.8" calcext:value-type="float">
            <text:p>329,80</text:p>
          </table:table-cell>
          <table:table-cell table:style-name="ce1" table:formula="of:=AVERAGE([.C835:.C864])" office:value-type="float" office:value="0.0333333333333333" calcext:value-type="float">
            <text:p>0,0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B867]" office:value-type="float" office:value="567" calcext:value-type="float">
            <text:p>567</text:p>
          </table:table-cell>
          <table:table-cell table:formula="of:=[.C867]" office:value-type="float" office:value="1" calcext:value-type="float">
            <text:p>1</text:p>
          </table:table-cell>
          <table:table-cell table:formula="of:=[.B896]" office:value-type="float" office:value="107" calcext:value-type="float">
            <text:p>107</text:p>
          </table:table-cell>
          <table:table-cell table:formula="of:=[.C896]" office:value-type="float" office:value="0" calcext:value-type="float">
            <text:p>0</text:p>
          </table:table-cell>
          <table:table-cell table:style-name="ce1" table:formula="of:=AVERAGE([.B867:.B896])" office:value-type="float" office:value="310.666666666667" calcext:value-type="float">
            <text:p>310,67</text:p>
          </table:table-cell>
          <table:table-cell table:style-name="ce1" table:formula="of:=AVERAGE([.C867:.C896])" office:value-type="float" office:value="0.0333333333333333" calcext:value-type="float">
            <text:p>0,0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[.B899]" office:value-type="float" office:value="567" calcext:value-type="float">
            <text:p>567</text:p>
          </table:table-cell>
          <table:table-cell table:formula="of:=[.C899]" office:value-type="float" office:value="1" calcext:value-type="float">
            <text:p>1</text:p>
          </table:table-cell>
          <table:table-cell table:formula="of:=[.B928]" office:value-type="float" office:value="98" calcext:value-type="float">
            <text:p>98</text:p>
          </table:table-cell>
          <table:table-cell table:formula="of:=[.C928]" office:value-type="float" office:value="0" calcext:value-type="float">
            <text:p>0</text:p>
          </table:table-cell>
          <table:table-cell table:style-name="ce1" table:formula="of:=AVERAGE([.B899:.B928])" office:value-type="float" office:value="322.4" calcext:value-type="float">
            <text:p>322,40</text:p>
          </table:table-cell>
          <table:table-cell table:style-name="ce1" table:formula="of:=AVERAGE([.C899:.C928])" office:value-type="float" office:value="0.0333333333333333" calcext:value-type="float">
            <text:p>0,0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B931]" office:value-type="float" office:value="567" calcext:value-type="float">
            <text:p>567</text:p>
          </table:table-cell>
          <table:table-cell table:formula="of:=[.C931]" office:value-type="float" office:value="1" calcext:value-type="float">
            <text:p>1</text:p>
          </table:table-cell>
          <table:table-cell table:formula="of:=[.B960]" office:value-type="float" office:value="147" calcext:value-type="float">
            <text:p>147</text:p>
          </table:table-cell>
          <table:table-cell table:formula="of:=[.C960]" office:value-type="float" office:value="0" calcext:value-type="float">
            <text:p>0</text:p>
          </table:table-cell>
          <table:table-cell table:style-name="ce1" table:formula="of:=AVERAGE([.B931:.B960])" office:value-type="float" office:value="334.666666666667" calcext:value-type="float">
            <text:p>334,67</text:p>
          </table:table-cell>
          <table:table-cell table:style-name="ce1" table:formula="of:=AVERAGE([.C931:.C960])" office:value-type="float" office:value="0.0333333333333333" calcext:value-type="float">
            <text:p>0,03</text:p>
          </table:table-cell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formula="of:=[.B963]" office:value-type="float" office:value="567" calcext:value-type="float">
            <text:p>567</text:p>
          </table:table-cell>
          <table:table-cell table:formula="of:=[.C963]" office:value-type="float" office:value="1" calcext:value-type="float">
            <text:p>1</text:p>
          </table:table-cell>
          <table:table-cell table:formula="of:=[.B992]" office:value-type="float" office:value="156" calcext:value-type="float">
            <text:p>156</text:p>
          </table:table-cell>
          <table:table-cell table:formula="of:=[.C992]" office:value-type="float" office:value="0" calcext:value-type="float">
            <text:p>0</text:p>
          </table:table-cell>
          <table:table-cell table:style-name="ce1" table:formula="of:=AVERAGE([.B963:.B992])" office:value-type="float" office:value="328.166666666667" calcext:value-type="float">
            <text:p>328,17</text:p>
          </table:table-cell>
          <table:table-cell table:style-name="ce1" table:formula="of:=AVERAGE([.C963:.C992])" office:value-type="float" office:value="0.0333333333333333" calcext:value-type="float">
            <text:p>0,03</text:p>
          </table:table-cell>
        </table:table-row>
        <table:table-row table:style-name="ro1">
          <table:table-cell office:value-type="string" calcext:value-type="string">
            <text:p>Iteration number: 22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table:formula="of:=[.B995]" office:value-type="float" office:value="567" calcext:value-type="float">
            <text:p>567</text:p>
          </table:table-cell>
          <table:table-cell table:formula="of:=[.C995]" office:value-type="float" office:value="1" calcext:value-type="float">
            <text:p>1</text:p>
          </table:table-cell>
          <table:table-cell table:formula="of:=[.B1024]" office:value-type="float" office:value="147" calcext:value-type="float">
            <text:p>147</text:p>
          </table:table-cell>
          <table:table-cell table:formula="of:=[.C1024]" office:value-type="float" office:value="0" calcext:value-type="float">
            <text:p>0</text:p>
          </table:table-cell>
          <table:table-cell table:style-name="ce1" table:formula="of:=AVERAGE([.B995:.B1024])" office:value-type="float" office:value="313.566666666667" calcext:value-type="float">
            <text:p>313,57</text:p>
          </table:table-cell>
          <table:table-cell table:style-name="ce1" table:formula="of:=AVERAGE([.C995:.C1024])" office:value-type="float" office:value="0.0333333333333333" calcext:value-type="float">
            <text:p>0,0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[.B1027]" office:value-type="float" office:value="567" calcext:value-type="float">
            <text:p>567</text:p>
          </table:table-cell>
          <table:table-cell table:formula="of:=[.C1027]" office:value-type="float" office:value="1" calcext:value-type="float">
            <text:p>1</text:p>
          </table:table-cell>
          <table:table-cell table:formula="of:=[.B1056]" office:value-type="float" office:value="98" calcext:value-type="float">
            <text:p>98</text:p>
          </table:table-cell>
          <table:table-cell table:formula="of:=[.C1056]" office:value-type="float" office:value="0" calcext:value-type="float">
            <text:p>0</text:p>
          </table:table-cell>
          <table:table-cell table:style-name="ce1" table:formula="of:=AVERAGE([.B1027:.B1056])" office:value-type="float" office:value="304.333333333333" calcext:value-type="float">
            <text:p>304,33</text:p>
          </table:table-cell>
          <table:table-cell table:style-name="ce1" table:formula="of:=AVERAGE([.C1027:.C1056])" office:value-type="float" office:value="0.0333333333333333" calcext:value-type="float">
            <text:p>0,0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[.B1059]" office:value-type="float" office:value="567" calcext:value-type="float">
            <text:p>567</text:p>
          </table:table-cell>
          <table:table-cell table:formula="of:=[.C1059]" office:value-type="float" office:value="1" calcext:value-type="float">
            <text:p>1</text:p>
          </table:table-cell>
          <table:table-cell table:formula="of:=[.B1088]" office:value-type="float" office:value="107" calcext:value-type="float">
            <text:p>107</text:p>
          </table:table-cell>
          <table:table-cell table:formula="of:=[.C1088]" office:value-type="float" office:value="0" calcext:value-type="float">
            <text:p>0</text:p>
          </table:table-cell>
          <table:table-cell table:style-name="ce1" table:formula="of:=AVERAGE([.B1059:.B1088])" office:value-type="float" office:value="319.133333333333" calcext:value-type="float">
            <text:p>319,13</text:p>
          </table:table-cell>
          <table:table-cell table:style-name="ce1" table:formula="of:=AVERAGE([.C1059:.C1088])" office:value-type="float" office:value="0.0333333333333333" calcext:value-type="float">
            <text:p>0,0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B1091]" office:value-type="float" office:value="567" calcext:value-type="float">
            <text:p>567</text:p>
          </table:table-cell>
          <table:table-cell table:formula="of:=[.C1091]" office:value-type="float" office:value="1" calcext:value-type="float">
            <text:p>1</text:p>
          </table:table-cell>
          <table:table-cell table:formula="of:=[.B1120]" office:value-type="float" office:value="98" calcext:value-type="float">
            <text:p>98</text:p>
          </table:table-cell>
          <table:table-cell table:formula="of:=[.C1120]" office:value-type="float" office:value="0" calcext:value-type="float">
            <text:p>0</text:p>
          </table:table-cell>
          <table:table-cell table:style-name="ce1" table:formula="of:=AVERAGE([.B1091:.B1120])" office:value-type="float" office:value="315.1" calcext:value-type="float">
            <text:p>315,10</text:p>
          </table:table-cell>
          <table:table-cell table:style-name="ce1" table:formula="of:=AVERAGE([.C1091:.C1120])" office:value-type="float" office:value="0.0333333333333333" calcext:value-type="float">
            <text:p>0,0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B1123]" office:value-type="float" office:value="567" calcext:value-type="float">
            <text:p>567</text:p>
          </table:table-cell>
          <table:table-cell table:formula="of:=[.C1123]" office:value-type="float" office:value="1" calcext:value-type="float">
            <text:p>1</text:p>
          </table:table-cell>
          <table:table-cell table:formula="of:=[.B1152]" office:value-type="float" office:value="128" calcext:value-type="float">
            <text:p>128</text:p>
          </table:table-cell>
          <table:table-cell table:formula="of:=[.C1152]" office:value-type="float" office:value="0" calcext:value-type="float">
            <text:p>0</text:p>
          </table:table-cell>
          <table:table-cell table:style-name="ce1" table:formula="of:=AVERAGE([.B1123:.B1152])" office:value-type="float" office:value="326.9" calcext:value-type="float">
            <text:p>326,90</text:p>
          </table:table-cell>
          <table:table-cell table:style-name="ce1" table:formula="of:=AVERAGE([.C1123:.C1152])" office:value-type="float" office:value="0.0333333333333333" calcext:value-type="float">
            <text:p>0,0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[.B1155]" office:value-type="float" office:value="567" calcext:value-type="float">
            <text:p>567</text:p>
          </table:table-cell>
          <table:table-cell table:formula="of:=[.C1155]" office:value-type="float" office:value="1" calcext:value-type="float">
            <text:p>1</text:p>
          </table:table-cell>
          <table:table-cell table:formula="of:=[.B1184]" office:value-type="float" office:value="147" calcext:value-type="float">
            <text:p>147</text:p>
          </table:table-cell>
          <table:table-cell table:formula="of:=[.C1184]" office:value-type="float" office:value="0" calcext:value-type="float">
            <text:p>0</text:p>
          </table:table-cell>
          <table:table-cell table:style-name="ce1" table:formula="of:=AVERAGE([.B1155:.B1184])" office:value-type="float" office:value="327.066666666667" calcext:value-type="float">
            <text:p>327,07</text:p>
          </table:table-cell>
          <table:table-cell table:style-name="ce1" table:formula="of:=AVERAGE([.C1155:.C1184])" office:value-type="float" office:value="0.0333333333333333" calcext:value-type="float">
            <text:p>0,0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[.B1187]" office:value-type="float" office:value="567" calcext:value-type="float">
            <text:p>567</text:p>
          </table:table-cell>
          <table:table-cell table:formula="of:=[.C1187]" office:value-type="float" office:value="1" calcext:value-type="float">
            <text:p>1</text:p>
          </table:table-cell>
          <table:table-cell table:formula="of:=[.B1216]" office:value-type="float" office:value="147" calcext:value-type="float">
            <text:p>147</text:p>
          </table:table-cell>
          <table:table-cell table:formula="of:=[.C1216]" office:value-type="float" office:value="0" calcext:value-type="float">
            <text:p>0</text:p>
          </table:table-cell>
          <table:table-cell table:style-name="ce1" table:formula="of:=AVERAGE([.B1187:.B1216])" office:value-type="float" office:value="317.966666666667" calcext:value-type="float">
            <text:p>317,97</text:p>
          </table:table-cell>
          <table:table-cell table:style-name="ce1" table:formula="of:=AVERAGE([.C1187:.C1216])" office:value-type="float" office:value="0.0333333333333333" calcext:value-type="float">
            <text:p>0,0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[.B1219]" office:value-type="float" office:value="567" calcext:value-type="float">
            <text:p>567</text:p>
          </table:table-cell>
          <table:table-cell table:formula="of:=[.C1219]" office:value-type="float" office:value="1" calcext:value-type="float">
            <text:p>1</text:p>
          </table:table-cell>
          <table:table-cell table:formula="of:=[.B1248]" office:value-type="float" office:value="147" calcext:value-type="float">
            <text:p>147</text:p>
          </table:table-cell>
          <table:table-cell table:formula="of:=[.C1248]" office:value-type="float" office:value="0" calcext:value-type="float">
            <text:p>0</text:p>
          </table:table-cell>
          <table:table-cell table:style-name="ce1" table:formula="of:=AVERAGE([.B1219:.B1248])" office:value-type="float" office:value="319.433333333333" calcext:value-type="float">
            <text:p>319,43</text:p>
          </table:table-cell>
          <table:table-cell table:style-name="ce1" table:formula="of:=AVERAGE([.C1219:.C1248])" office:value-type="float" office:value="0.0333333333333333" calcext:value-type="float">
            <text:p>0,0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B1251]" office:value-type="float" office:value="567" calcext:value-type="float">
            <text:p>567</text:p>
          </table:table-cell>
          <table:table-cell table:formula="of:=[.C1251]" office:value-type="float" office:value="1" calcext:value-type="float">
            <text:p>1</text:p>
          </table:table-cell>
          <table:table-cell table:formula="of:=[.B1280]" office:value-type="float" office:value="107" calcext:value-type="float">
            <text:p>107</text:p>
          </table:table-cell>
          <table:table-cell table:formula="of:=[.C1280]" office:value-type="float" office:value="0" calcext:value-type="float">
            <text:p>0</text:p>
          </table:table-cell>
          <table:table-cell table:style-name="ce1" table:formula="of:=AVERAGE([.B1251:.B1280])" office:value-type="float" office:value="321.766666666667" calcext:value-type="float">
            <text:p>321,77</text:p>
          </table:table-cell>
          <table:table-cell table:style-name="ce1" table:formula="of:=AVERAGE([.C1251:.C1280])" office:value-type="float" office:value="0.0333333333333333" calcext:value-type="float">
            <text:p>0,0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[.B1284]" office:value-type="float" office:value="567" calcext:value-type="float">
            <text:p>567</text:p>
          </table:table-cell>
          <table:table-cell table:formula="of:=[.C1284]" office:value-type="float" office:value="1" calcext:value-type="float">
            <text:p>1</text:p>
          </table:table-cell>
          <table:table-cell table:formula="of:=[.B1313]" office:value-type="float" office:value="147" calcext:value-type="float">
            <text:p>147</text:p>
          </table:table-cell>
          <table:table-cell table:formula="of:=[.C1313]" office:value-type="float" office:value="0" calcext:value-type="float">
            <text:p>0</text:p>
          </table:table-cell>
          <table:table-cell table:style-name="ce1" table:formula="of:=AVERAGE([.B1284:.B1313])" office:value-type="float" office:value="333.066666666667" calcext:value-type="float">
            <text:p>333,07</text:p>
          </table:table-cell>
          <table:table-cell table:style-name="ce1" table:formula="of:=AVERAGE([.C1284:.C1313])" office:value-type="float" office:value="0.0333333333333333" calcext:value-type="float">
            <text:p>0,0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[.B1316]" office:value-type="float" office:value="567" calcext:value-type="float">
            <text:p>567</text:p>
          </table:table-cell>
          <table:table-cell table:formula="of:=[.C1316]" office:value-type="float" office:value="1" calcext:value-type="float">
            <text:p>1</text:p>
          </table:table-cell>
          <table:table-cell table:formula="of:=[.B1345]" office:value-type="float" office:value="147" calcext:value-type="float">
            <text:p>147</text:p>
          </table:table-cell>
          <table:table-cell table:formula="of:=[.C1345]" office:value-type="float" office:value="0" calcext:value-type="float">
            <text:p>0</text:p>
          </table:table-cell>
          <table:table-cell table:style-name="ce1" table:formula="of:=AVERAGE([.B1316:.B1345])" office:value-type="float" office:value="349.8" calcext:value-type="float">
            <text:p>349,80</text:p>
          </table:table-cell>
          <table:table-cell table:style-name="ce1" table:formula="of:=AVERAGE([.C1316:.C1345])" office:value-type="float" office:value="0.0333333333333333" calcext:value-type="float">
            <text:p>0,0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[.B1348]" office:value-type="float" office:value="567" calcext:value-type="float">
            <text:p>567</text:p>
          </table:table-cell>
          <table:table-cell table:formula="of:=[.C1348]" office:value-type="float" office:value="1" calcext:value-type="float">
            <text:p>1</text:p>
          </table:table-cell>
          <table:table-cell table:formula="of:=[.B1377]" office:value-type="float" office:value="98" calcext:value-type="float">
            <text:p>98</text:p>
          </table:table-cell>
          <table:table-cell table:formula="of:=[.C1377]" office:value-type="float" office:value="0" calcext:value-type="float">
            <text:p>0</text:p>
          </table:table-cell>
          <table:table-cell table:style-name="ce1" table:formula="of:=AVERAGE([.B1348:.B1377])" office:value-type="float" office:value="310.333333333333" calcext:value-type="float">
            <text:p>310,33</text:p>
          </table:table-cell>
          <table:table-cell table:style-name="ce1" table:formula="of:=AVERAGE([.C1348:.C1377])" office:value-type="float" office:value="0.0333333333333333" calcext:value-type="float">
            <text:p>0,0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B1380]" office:value-type="float" office:value="1248" calcext:value-type="float">
            <text:p>1248</text:p>
          </table:table-cell>
          <table:table-cell table:formula="of:=[.C1380]" office:value-type="float" office:value="7" calcext:value-type="float">
            <text:p>7</text:p>
          </table:table-cell>
          <table:table-cell table:formula="of:=[.B1409]" office:value-type="float" office:value="98" calcext:value-type="float">
            <text:p>98</text:p>
          </table:table-cell>
          <table:table-cell table:formula="of:=[.C1409]" office:value-type="float" office:value="0" calcext:value-type="float">
            <text:p>0</text:p>
          </table:table-cell>
          <table:table-cell table:style-name="ce1" table:formula="of:=AVERAGE([.B1380:.B1409])" office:value-type="float" office:value="350.8" calcext:value-type="float">
            <text:p>350,80</text:p>
          </table:table-cell>
          <table:table-cell table:style-name="ce1" table:formula="of:=AVERAGE([.C1380:.C1409])" office:value-type="float" office:value="0.266666666666667" calcext:value-type="float">
            <text:p>0,2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[.B1412]" office:value-type="float" office:value="1248" calcext:value-type="float">
            <text:p>1248</text:p>
          </table:table-cell>
          <table:table-cell table:formula="of:=[.C1412]" office:value-type="float" office:value="7" calcext:value-type="float">
            <text:p>7</text:p>
          </table:table-cell>
          <table:table-cell table:formula="of:=[.B1441]" office:value-type="float" office:value="147" calcext:value-type="float">
            <text:p>147</text:p>
          </table:table-cell>
          <table:table-cell table:formula="of:=[.C1441]" office:value-type="float" office:value="0" calcext:value-type="float">
            <text:p>0</text:p>
          </table:table-cell>
          <table:table-cell table:style-name="ce1" table:formula="of:=AVERAGE([.B1412:.B1441])" office:value-type="float" office:value="356.133333333333" calcext:value-type="float">
            <text:p>356,13</text:p>
          </table:table-cell>
          <table:table-cell table:style-name="ce1" table:formula="of:=AVERAGE([.C1412:.C1441])" office:value-type="float" office:value="0.266666666666667" calcext:value-type="float">
            <text:p>0,2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[.B1444]" office:value-type="float" office:value="1248" calcext:value-type="float">
            <text:p>1248</text:p>
          </table:table-cell>
          <table:table-cell table:formula="of:=[.C1444]" office:value-type="float" office:value="7" calcext:value-type="float">
            <text:p>7</text:p>
          </table:table-cell>
          <table:table-cell table:formula="of:=[.B1473]" office:value-type="float" office:value="147" calcext:value-type="float">
            <text:p>147</text:p>
          </table:table-cell>
          <table:table-cell table:formula="of:=[.C1473]" office:value-type="float" office:value="0" calcext:value-type="float">
            <text:p>0</text:p>
          </table:table-cell>
          <table:table-cell table:style-name="ce1" table:formula="of:=AVERAGE([.B1444:.B1473])" office:value-type="float" office:value="357.833333333333" calcext:value-type="float">
            <text:p>357,83</text:p>
          </table:table-cell>
          <table:table-cell table:style-name="ce1" table:formula="of:=AVERAGE([.C1444:.C1473])" office:value-type="float" office:value="0.266666666666667" calcext:value-type="float">
            <text:p>0,2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[.B1476]" office:value-type="float" office:value="1248" calcext:value-type="float">
            <text:p>1248</text:p>
          </table:table-cell>
          <table:table-cell table:formula="of:=[.C1476]" office:value-type="float" office:value="7" calcext:value-type="float">
            <text:p>7</text:p>
          </table:table-cell>
          <table:table-cell table:formula="of:=[.B1505]" office:value-type="float" office:value="196" calcext:value-type="float">
            <text:p>196</text:p>
          </table:table-cell>
          <table:table-cell table:formula="of:=[.C1505]" office:value-type="float" office:value="0" calcext:value-type="float">
            <text:p>0</text:p>
          </table:table-cell>
          <table:table-cell table:style-name="ce1" table:formula="of:=AVERAGE([.B1476:.B1505])" office:value-type="float" office:value="363.066666666667" calcext:value-type="float">
            <text:p>363,07</text:p>
          </table:table-cell>
          <table:table-cell table:style-name="ce1" table:formula="of:=AVERAGE([.C1476:.C1505])" office:value-type="float" office:value="0.266666666666667" calcext:value-type="float">
            <text:p>0,2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[.B1508]" office:value-type="float" office:value="1248" calcext:value-type="float">
            <text:p>1248</text:p>
          </table:table-cell>
          <table:table-cell table:formula="of:=[.C1508]" office:value-type="float" office:value="7" calcext:value-type="float">
            <text:p>7</text:p>
          </table:table-cell>
          <table:table-cell table:formula="of:=[.B1537]" office:value-type="float" office:value="98" calcext:value-type="float">
            <text:p>98</text:p>
          </table:table-cell>
          <table:table-cell table:formula="of:=[.C1537]" office:value-type="float" office:value="0" calcext:value-type="float">
            <text:p>0</text:p>
          </table:table-cell>
          <table:table-cell table:style-name="ce1" table:formula="of:=AVERAGE([.B1508:.B1537])" office:value-type="float" office:value="349.933333333333" calcext:value-type="float">
            <text:p>349,93</text:p>
          </table:table-cell>
          <table:table-cell table:style-name="ce1" table:formula="of:=AVERAGE([.C1508:.C1537])" office:value-type="float" office:value="0.266666666666667" calcext:value-type="float">
            <text:p>0,2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[.B1540]" office:value-type="float" office:value="1248" calcext:value-type="float">
            <text:p>1248</text:p>
          </table:table-cell>
          <table:table-cell table:formula="of:=[.C1540]" office:value-type="float" office:value="7" calcext:value-type="float">
            <text:p>7</text:p>
          </table:table-cell>
          <table:table-cell table:formula="of:=[.B1569]" office:value-type="float" office:value="196" calcext:value-type="float">
            <text:p>196</text:p>
          </table:table-cell>
          <table:table-cell table:formula="of:=[.C1569]" office:value-type="float" office:value="0" calcext:value-type="float">
            <text:p>0</text:p>
          </table:table-cell>
          <table:table-cell table:style-name="ce1" table:formula="of:=AVERAGE([.B1540:.B1569])" office:value-type="float" office:value="361.633333333333" calcext:value-type="float">
            <text:p>361,63</text:p>
          </table:table-cell>
          <table:table-cell table:style-name="ce1" table:formula="of:=AVERAGE([.C1540:.C1569])" office:value-type="float" office:value="0.3" calcext:value-type="float">
            <text:p>0,3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B1572]" office:value-type="float" office:value="64218" calcext:value-type="float">
            <text:p>64218</text:p>
          </table:table-cell>
          <table:table-cell table:formula="of:=[.C1572]" office:value-type="float" office:value="501" calcext:value-type="float">
            <text:p>501</text:p>
          </table:table-cell>
          <table:table-cell table:formula="of:=[.B1601]" office:value-type="float" office:value="156" calcext:value-type="float">
            <text:p>156</text:p>
          </table:table-cell>
          <table:table-cell table:formula="of:=[.C1601]" office:value-type="float" office:value="0" calcext:value-type="float">
            <text:p>0</text:p>
          </table:table-cell>
          <table:table-cell table:style-name="ce1" table:formula="of:=AVERAGE([.B1572:.B1601])" office:value-type="float" office:value="2563.96666666667" calcext:value-type="float">
            <text:p>2.563,97</text:p>
          </table:table-cell>
          <table:table-cell table:style-name="ce1" table:formula="of:=AVERAGE([.C1572:.C1601])" office:value-type="float" office:value="17.6666666666667" calcext:value-type="float">
            <text:p>17,6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[.B1604]" office:value-type="float" office:value="64246" calcext:value-type="float">
            <text:p>64246</text:p>
          </table:table-cell>
          <table:table-cell table:formula="of:=[.C1604]" office:value-type="float" office:value="501" calcext:value-type="float">
            <text:p>501</text:p>
          </table:table-cell>
          <table:table-cell table:formula="of:=[.B1633]" office:value-type="float" office:value="107" calcext:value-type="float">
            <text:p>107</text:p>
          </table:table-cell>
          <table:table-cell table:formula="of:=[.C1633]" office:value-type="float" office:value="0" calcext:value-type="float">
            <text:p>0</text:p>
          </table:table-cell>
          <table:table-cell table:style-name="ce1" table:formula="of:=AVERAGE([.B1604:.B1633])" office:value-type="float" office:value="2560.56666666667" calcext:value-type="float">
            <text:p>2.560,57</text:p>
          </table:table-cell>
          <table:table-cell table:style-name="ce1" table:formula="of:=AVERAGE([.C1604:.C1633])" office:value-type="float" office:value="17.6666666666667" calcext:value-type="float">
            <text:p>17,6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[.B1636]" office:value-type="float" office:value="64170" calcext:value-type="float">
            <text:p>64170</text:p>
          </table:table-cell>
          <table:table-cell table:formula="of:=[.C1636]" office:value-type="float" office:value="501" calcext:value-type="float">
            <text:p>501</text:p>
          </table:table-cell>
          <table:table-cell table:formula="of:=[.B1665]" office:value-type="float" office:value="98" calcext:value-type="float">
            <text:p>98</text:p>
          </table:table-cell>
          <table:table-cell table:formula="of:=[.C1665]" office:value-type="float" office:value="0" calcext:value-type="float">
            <text:p>0</text:p>
          </table:table-cell>
          <table:table-cell table:style-name="ce1" table:formula="of:=AVERAGE([.B1636:.B1665])" office:value-type="float" office:value="2547.03333333333" calcext:value-type="float">
            <text:p>2.547,03</text:p>
          </table:table-cell>
          <table:table-cell table:style-name="ce1" table:formula="of:=AVERAGE([.C1636:.C1665])" office:value-type="float" office:value="17.6666666666667" calcext:value-type="float">
            <text:p>17,6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[.B1668]" office:value-type="float" office:value="64204" calcext:value-type="float">
            <text:p>64204</text:p>
          </table:table-cell>
          <table:table-cell table:formula="of:=[.C1668]" office:value-type="float" office:value="501" calcext:value-type="float">
            <text:p>501</text:p>
          </table:table-cell>
          <table:table-cell table:formula="of:=[.B1697]" office:value-type="float" office:value="107" calcext:value-type="float">
            <text:p>107</text:p>
          </table:table-cell>
          <table:table-cell table:formula="of:=[.C1697]" office:value-type="float" office:value="0" calcext:value-type="float">
            <text:p>0</text:p>
          </table:table-cell>
          <table:table-cell table:style-name="ce1" table:formula="of:=AVERAGE([.B1668:.B1697])" office:value-type="float" office:value="2570.46666666667" calcext:value-type="float">
            <text:p>2.570,47</text:p>
          </table:table-cell>
          <table:table-cell table:style-name="ce1" table:formula="of:=AVERAGE([.C1668:.C1697])" office:value-type="float" office:value="17.6666666666667" calcext:value-type="float">
            <text:p>17,6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[.B1700]" office:value-type="float" office:value="64174" calcext:value-type="float">
            <text:p>64174</text:p>
          </table:table-cell>
          <table:table-cell table:formula="of:=[.C1700]" office:value-type="float" office:value="501" calcext:value-type="float">
            <text:p>501</text:p>
          </table:table-cell>
          <table:table-cell table:formula="of:=[.B1729]" office:value-type="float" office:value="147" calcext:value-type="float">
            <text:p>147</text:p>
          </table:table-cell>
          <table:table-cell table:formula="of:=[.C1729]" office:value-type="float" office:value="0" calcext:value-type="float">
            <text:p>0</text:p>
          </table:table-cell>
          <table:table-cell table:style-name="ce1" table:formula="of:=AVERAGE([.B1700:.B1729])" office:value-type="float" office:value="4697" calcext:value-type="float">
            <text:p>4.697,00</text:p>
          </table:table-cell>
          <table:table-cell table:style-name="ce1" table:formula="of:=AVERAGE([.C1700:.C1729])" office:value-type="float" office:value="34.3666666666667" calcext:value-type="float">
            <text:p>34,3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[.B1732]" office:value-type="float" office:value="64228" calcext:value-type="float">
            <text:p>64228</text:p>
          </table:table-cell>
          <table:table-cell table:formula="of:=[.C1732]" office:value-type="float" office:value="501" calcext:value-type="float">
            <text:p>501</text:p>
          </table:table-cell>
          <table:table-cell table:formula="of:=[.B1761]" office:value-type="float" office:value="107" calcext:value-type="float">
            <text:p>107</text:p>
          </table:table-cell>
          <table:table-cell table:formula="of:=[.C1761]" office:value-type="float" office:value="0" calcext:value-type="float">
            <text:p>0</text:p>
          </table:table-cell>
          <table:table-cell table:style-name="ce1" table:formula="of:=AVERAGE([.B1732:.B1761])" office:value-type="float" office:value="4684.36666666667" calcext:value-type="float">
            <text:p>4.684,37</text:p>
          </table:table-cell>
          <table:table-cell table:style-name="ce1" table:formula="of:=AVERAGE([.C1732:.C1761])" office:value-type="float" office:value="34.3666666666667" calcext:value-type="float">
            <text:p>34,3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[.B1764]" office:value-type="float" office:value="64198" calcext:value-type="float">
            <text:p>64198</text:p>
          </table:table-cell>
          <table:table-cell table:formula="of:=[.C1764]" office:value-type="float" office:value="501" calcext:value-type="float">
            <text:p>501</text:p>
          </table:table-cell>
          <table:table-cell table:formula="of:=[.B1793]" office:value-type="float" office:value="147" calcext:value-type="float">
            <text:p>147</text:p>
          </table:table-cell>
          <table:table-cell table:formula="of:=[.C1793]" office:value-type="float" office:value="0" calcext:value-type="float">
            <text:p>0</text:p>
          </table:table-cell>
          <table:table-cell table:style-name="ce1" table:formula="of:=AVERAGE([.B1764:.B1793])" office:value-type="float" office:value="4700.86666666667" calcext:value-type="float">
            <text:p>4.700,87</text:p>
          </table:table-cell>
          <table:table-cell table:style-name="ce1" table:formula="of:=AVERAGE([.C1764:.C1793])" office:value-type="float" office:value="34.4333333333333" calcext:value-type="float">
            <text:p>34,4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[.B1796]" office:value-type="float" office:value="64210" calcext:value-type="float">
            <text:p>64210</text:p>
          </table:table-cell>
          <table:table-cell table:formula="of:=[.C1796]" office:value-type="float" office:value="501" calcext:value-type="float">
            <text:p>501</text:p>
          </table:table-cell>
          <table:table-cell table:formula="of:=[.B1825]" office:value-type="float" office:value="177" calcext:value-type="float">
            <text:p>177</text:p>
          </table:table-cell>
          <table:table-cell table:formula="of:=[.C1825]" office:value-type="float" office:value="0" calcext:value-type="float">
            <text:p>0</text:p>
          </table:table-cell>
          <table:table-cell table:style-name="ce1" table:formula="of:=AVERAGE([.B1796:.B1825])" office:value-type="float" office:value="4715.93333333333" calcext:value-type="float">
            <text:p>4.715,93</text:p>
          </table:table-cell>
          <table:table-cell table:style-name="ce1" table:formula="of:=AVERAGE([.C1796:.C1825])" office:value-type="float" office:value="34.4666666666667" calcext:value-type="float">
            <text:p>34,4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[.B1828]" office:value-type="float" office:value="64882" calcext:value-type="float">
            <text:p>64882</text:p>
          </table:table-cell>
          <table:table-cell table:formula="of:=[.C1828]" office:value-type="float" office:value="501" calcext:value-type="float">
            <text:p>501</text:p>
          </table:table-cell>
          <table:table-cell table:formula="of:=[.B1857]" office:value-type="float" office:value="133" calcext:value-type="float">
            <text:p>133</text:p>
          </table:table-cell>
          <table:table-cell table:formula="of:=[.C1857]" office:value-type="float" office:value="0" calcext:value-type="float">
            <text:p>0</text:p>
          </table:table-cell>
          <table:table-cell table:style-name="ce1" table:formula="of:=AVERAGE([.B1828:.B1857])" office:value-type="float" office:value="11175.2" calcext:value-type="float">
            <text:p>11.175,20</text:p>
          </table:table-cell>
          <table:table-cell table:style-name="ce1" table:formula="of:=AVERAGE([.C1828:.C1857])" office:value-type="float" office:value="85.0333333333333" calcext:value-type="float">
            <text:p>85,0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[.B1860]" office:value-type="float" office:value="64841" calcext:value-type="float">
            <text:p>64841</text:p>
          </table:table-cell>
          <table:table-cell table:formula="of:=[.C1860]" office:value-type="float" office:value="501" calcext:value-type="float">
            <text:p>501</text:p>
          </table:table-cell>
          <table:table-cell table:formula="of:=[.B1889]" office:value-type="float" office:value="243" calcext:value-type="float">
            <text:p>243</text:p>
          </table:table-cell>
          <table:table-cell table:formula="of:=[.C1889]" office:value-type="float" office:value="0" calcext:value-type="float">
            <text:p>0</text:p>
          </table:table-cell>
          <table:table-cell table:style-name="ce1" table:formula="of:=AVERAGE([.B1860:.B1889])" office:value-type="float" office:value="11186.3333333333" calcext:value-type="float">
            <text:p>11.186,33</text:p>
          </table:table-cell>
          <table:table-cell table:style-name="ce1" table:formula="of:=AVERAGE([.C1860:.C1889])" office:value-type="float" office:value="85.0666666666667" calcext:value-type="float">
            <text:p>85,0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B1892]" office:value-type="float" office:value="64754" calcext:value-type="float">
            <text:p>64754</text:p>
          </table:table-cell>
          <table:table-cell table:formula="of:=[.C1892]" office:value-type="float" office:value="501" calcext:value-type="float">
            <text:p>501</text:p>
          </table:table-cell>
          <table:table-cell table:formula="of:=[.B1921]" office:value-type="float" office:value="98" calcext:value-type="float">
            <text:p>98</text:p>
          </table:table-cell>
          <table:table-cell table:formula="of:=[.C1921]" office:value-type="float" office:value="0" calcext:value-type="float">
            <text:p>0</text:p>
          </table:table-cell>
          <table:table-cell table:style-name="ce1" table:formula="of:=AVERAGE([.B1892:.B1921])" office:value-type="float" office:value="13452.2" calcext:value-type="float">
            <text:p>13.452,20</text:p>
          </table:table-cell>
          <table:table-cell table:style-name="ce1" table:formula="of:=AVERAGE([.C1892:.C1921])" office:value-type="float" office:value="103.1" calcext:value-type="float">
            <text:p>103,1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23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24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25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26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27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28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29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30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31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32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33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34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35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36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37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38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39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40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ing checkpoi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41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42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43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44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45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46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47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48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49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50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51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52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53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54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55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56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57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58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59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60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ing checkpoi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61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62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63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64</text:p>
          </table:table-cell>
          <table:table-cell table:number-columns-repeated="11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248" calcext:value-type="float">
            <text:p>1248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65</text:p>
          </table:table-cell>
          <table:table-cell table:number-columns-repeated="11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248" calcext:value-type="float">
            <text:p>1248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66</text:p>
          </table:table-cell>
          <table:table-cell table:number-columns-repeated="11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248" calcext:value-type="float">
            <text:p>1248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67</text:p>
          </table:table-cell>
          <table:table-cell table:number-columns-repeated="11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248" calcext:value-type="float">
            <text:p>1248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68</text:p>
          </table:table-cell>
          <table:table-cell table:number-columns-repeated="11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248" calcext:value-type="float">
            <text:p>1248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69</text:p>
          </table:table-cell>
          <table:table-cell table:number-columns-repeated="11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248" calcext:value-type="float">
            <text:p>1248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70</text:p>
          </table:table-cell>
          <table:table-cell table:number-columns-repeated="11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4218" calcext:value-type="float">
            <text:p>64218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870" calcext:value-type="float">
            <text:p>287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248" calcext:value-type="float">
            <text:p>1248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71</text:p>
          </table:table-cell>
          <table:table-cell table:number-columns-repeated="11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4246" calcext:value-type="float">
            <text:p>64246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866" calcext:value-type="float">
            <text:p>2866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248" calcext:value-type="float">
            <text:p>1248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72</text:p>
          </table:table-cell>
          <table:table-cell table:number-columns-repeated="11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4170" calcext:value-type="float">
            <text:p>64170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870" calcext:value-type="float">
            <text:p>287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248" calcext:value-type="float">
            <text:p>1248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73</text:p>
          </table:table-cell>
          <table:table-cell table:number-columns-repeated="11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4204" calcext:value-type="float">
            <text:p>64204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872" calcext:value-type="float">
            <text:p>2872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248" calcext:value-type="float">
            <text:p>1248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74</text:p>
          </table:table-cell>
          <table:table-cell table:number-columns-repeated="11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4174" calcext:value-type="float">
            <text:p>64174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4077" calcext:value-type="float">
            <text:p>6407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866" calcext:value-type="float">
            <text:p>2866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248" calcext:value-type="float">
            <text:p>1248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75</text:p>
          </table:table-cell>
          <table:table-cell table:number-columns-repeated="11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4228" calcext:value-type="float">
            <text:p>64228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4004" calcext:value-type="float">
            <text:p>64004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868" calcext:value-type="float">
            <text:p>2868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248" calcext:value-type="float">
            <text:p>1248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76</text:p>
          </table:table-cell>
          <table:table-cell table:number-columns-repeated="11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4198" calcext:value-type="float">
            <text:p>64198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3915" calcext:value-type="float">
            <text:p>63915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864" calcext:value-type="float">
            <text:p>2864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248" calcext:value-type="float">
            <text:p>1248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77</text:p>
          </table:table-cell>
          <table:table-cell table:number-columns-repeated="11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4210" calcext:value-type="float">
            <text:p>64210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3968" calcext:value-type="float">
            <text:p>63968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872" calcext:value-type="float">
            <text:p>2872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248" calcext:value-type="float">
            <text:p>1248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78</text:p>
          </table:table-cell>
          <table:table-cell table:number-columns-repeated="11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64882" calcext:value-type="float">
            <text:p>64882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64209" calcext:value-type="float">
            <text:p>64209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4124" calcext:value-type="float">
            <text:p>64124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64082" calcext:value-type="float">
            <text:p>64082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4057" calcext:value-type="float">
            <text:p>6405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868" calcext:value-type="float">
            <text:p>2868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2125" calcext:value-type="float">
            <text:p>2125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248" calcext:value-type="float">
            <text:p>1248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79</text:p>
          </table:table-cell>
          <table:table-cell table:number-columns-repeated="11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64841" calcext:value-type="float">
            <text:p>64841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64270" calcext:value-type="float">
            <text:p>64270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4258" calcext:value-type="float">
            <text:p>64258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4005" calcext:value-type="float">
            <text:p>64005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63994" calcext:value-type="float">
            <text:p>63994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872" calcext:value-type="float">
            <text:p>2872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2007" calcext:value-type="float">
            <text:p>2007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248" calcext:value-type="float">
            <text:p>1248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026" calcext:value-type="float">
            <text:p>1026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80</text:p>
          </table:table-cell>
          <table:table-cell table:number-columns-repeated="11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64754" calcext:value-type="float">
            <text:p>64754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64569" calcext:value-type="float">
            <text:p>64569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64182" calcext:value-type="float">
            <text:p>64182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4147" calcext:value-type="float">
            <text:p>6414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4045" calcext:value-type="float">
            <text:p>64045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64034" calcext:value-type="float">
            <text:p>64034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6845" calcext:value-type="float">
            <text:p>6845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864" calcext:value-type="float">
            <text:p>2864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248" calcext:value-type="float">
            <text:p>1248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026" calcext:value-type="float">
            <text:p>1026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</table:table>
      <table:table table:name="Planilha1" table:style-name="ta1">
        <table:shapes>
          <draw:frame draw:z-index="0" draw:style-name="gr1" draw:text-style-name="P1" svg:width="166.3mm" svg:height="124.58mm" svg:x="304.76mm" svg:y="4.78mm">
            <loext:p draw:notify-on-update-of-ranges="Planilha1.F1:Planilha1.F1 Planilha1.F2:Planilha1.F61 Planilha1.G1:Planilha1.G1 Planilha1.G2:Planilha1.G61 Planilha1.I1:Planilha1.I1 Planilha1.I2:Planilha1.I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6.77mm" svg:height="96.22mm" svg:x="303.9mm" svg:y="142.04mm">
            <loext:p draw:notify-on-update-of-ranges="Planilha1.F2:Planilha1.F61 Planilha1.K1:Planilha1.K1 Planilha1.K2:Planilha1.K6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ration number: 1</text:p>
          </table:table-cell>
          <table:table-cell table:number-columns-repeated="4"/>
          <table:table-cell office:value-type="string" calcext:value-type="string">
            <text:p>It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Máximo Linhas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Mínimo Linhas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édia Linha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B2]" office:value-type="float" office:value="436" calcext:value-type="float">
            <text:p>436</text:p>
          </table:table-cell>
          <table:table-cell table:formula="of:=[.C2]" office:value-type="float" office:value="0" calcext:value-type="float">
            <text:p>0</text:p>
          </table:table-cell>
          <table:table-cell table:formula="of:=[.B31]" office:value-type="float" office:value="98" calcext:value-type="float">
            <text:p>98</text:p>
          </table:table-cell>
          <table:table-cell table:formula="of:=[.C31]" office:value-type="float" office:value="0" calcext:value-type="float">
            <text:p>0</text:p>
          </table:table-cell>
          <table:table-cell table:style-name="ce1" table:formula="of:=AVERAGE([.B2:.B31])" office:value-type="float" office:value="208.7" calcext:value-type="float">
            <text:p>208,70</text:p>
          </table:table-cell>
          <table:table-cell table:style-name="ce1" table:formula="of:=AVERAGE([.C2:.C3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B34]" office:value-type="float" office:value="436" calcext:value-type="float">
            <text:p>436</text:p>
          </table:table-cell>
          <table:table-cell table:formula="of:=[.C34]" office:value-type="float" office:value="0" calcext:value-type="float">
            <text:p>0</text:p>
          </table:table-cell>
          <table:table-cell table:formula="of:=[.B63]" office:value-type="float" office:value="98" calcext:value-type="float">
            <text:p>98</text:p>
          </table:table-cell>
          <table:table-cell table:formula="of:=[.C63]" office:value-type="float" office:value="0" calcext:value-type="float">
            <text:p>0</text:p>
          </table:table-cell>
          <table:table-cell table:style-name="ce1" table:formula="of:=AVERAGE([.B34:.B63])" office:value-type="float" office:value="214.8" calcext:value-type="float">
            <text:p>214,80</text:p>
          </table:table-cell>
          <table:table-cell table:style-name="ce1" table:formula="of:=AVERAGE([.C34:.C6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B66]" office:value-type="float" office:value="436" calcext:value-type="float">
            <text:p>436</text:p>
          </table:table-cell>
          <table:table-cell table:formula="of:=[.C66]" office:value-type="float" office:value="0" calcext:value-type="float">
            <text:p>0</text:p>
          </table:table-cell>
          <table:table-cell table:formula="of:=[.B95]" office:value-type="float" office:value="98" calcext:value-type="float">
            <text:p>98</text:p>
          </table:table-cell>
          <table:table-cell table:formula="of:=[.C95]" office:value-type="float" office:value="0" calcext:value-type="float">
            <text:p>0</text:p>
          </table:table-cell>
          <table:table-cell table:style-name="ce1" table:formula="of:=AVERAGE([.B66:.B95])" office:value-type="float" office:value="238.7" calcext:value-type="float">
            <text:p>238,70</text:p>
          </table:table-cell>
          <table:table-cell table:style-name="ce1" table:formula="of:=AVERAGE([.C66:.C9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B98]" office:value-type="float" office:value="436" calcext:value-type="float">
            <text:p>436</text:p>
          </table:table-cell>
          <table:table-cell table:formula="of:=[.C98]" office:value-type="float" office:value="0" calcext:value-type="float">
            <text:p>0</text:p>
          </table:table-cell>
          <table:table-cell table:formula="of:=[.B127]" office:value-type="float" office:value="98" calcext:value-type="float">
            <text:p>98</text:p>
          </table:table-cell>
          <table:table-cell table:formula="of:=[.C127]" office:value-type="float" office:value="0" calcext:value-type="float">
            <text:p>0</text:p>
          </table:table-cell>
          <table:table-cell table:style-name="ce1" table:formula="of:=AVERAGE([.B98:.B127])" office:value-type="float" office:value="259.5" calcext:value-type="float">
            <text:p>259,50</text:p>
          </table:table-cell>
          <table:table-cell table:style-name="ce1" table:formula="of:=AVERAGE([.C98:.C12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B130]" office:value-type="float" office:value="436" calcext:value-type="float">
            <text:p>436</text:p>
          </table:table-cell>
          <table:table-cell table:formula="of:=[.C130]" office:value-type="float" office:value="0" calcext:value-type="float">
            <text:p>0</text:p>
          </table:table-cell>
          <table:table-cell table:formula="of:=[.B159]" office:value-type="float" office:value="98" calcext:value-type="float">
            <text:p>98</text:p>
          </table:table-cell>
          <table:table-cell table:formula="of:=[.C159]" office:value-type="float" office:value="0" calcext:value-type="float">
            <text:p>0</text:p>
          </table:table-cell>
          <table:table-cell table:style-name="ce1" table:formula="of:=AVERAGE([.B130:.B159])" office:value-type="float" office:value="251.566666666667" calcext:value-type="float">
            <text:p>251,57</text:p>
          </table:table-cell>
          <table:table-cell table:style-name="ce1" table:formula="of:=AVERAGE([.C130:.C15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B162]" office:value-type="float" office:value="1624" calcext:value-type="float">
            <text:p>1624</text:p>
          </table:table-cell>
          <table:table-cell table:formula="of:=[.C162]" office:value-type="float" office:value="10" calcext:value-type="float">
            <text:p>10</text:p>
          </table:table-cell>
          <table:table-cell table:formula="of:=[.B191]" office:value-type="float" office:value="98" calcext:value-type="float">
            <text:p>98</text:p>
          </table:table-cell>
          <table:table-cell table:formula="of:=[.C191]" office:value-type="float" office:value="0" calcext:value-type="float">
            <text:p>0</text:p>
          </table:table-cell>
          <table:table-cell table:style-name="ce1" table:formula="of:=AVERAGE([.B162:.B191])" office:value-type="float" office:value="308.466666666667" calcext:value-type="float">
            <text:p>308,47</text:p>
          </table:table-cell>
          <table:table-cell table:style-name="ce1" table:formula="of:=AVERAGE([.C162:.C191])" office:value-type="float" office:value="0.333333333333333" calcext:value-type="float">
            <text:p>0,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B194]" office:value-type="float" office:value="1624" calcext:value-type="float">
            <text:p>1624</text:p>
          </table:table-cell>
          <table:table-cell table:formula="of:=[.C194]" office:value-type="float" office:value="10" calcext:value-type="float">
            <text:p>10</text:p>
          </table:table-cell>
          <table:table-cell table:formula="of:=[.B223]" office:value-type="float" office:value="98" calcext:value-type="float">
            <text:p>98</text:p>
          </table:table-cell>
          <table:table-cell table:formula="of:=[.C223]" office:value-type="float" office:value="0" calcext:value-type="float">
            <text:p>0</text:p>
          </table:table-cell>
          <table:table-cell table:style-name="ce1" table:formula="of:=AVERAGE([.B194:.B223])" office:value-type="float" office:value="293.466666666667" calcext:value-type="float">
            <text:p>293,47</text:p>
          </table:table-cell>
          <table:table-cell table:style-name="ce1" table:formula="of:=AVERAGE([.C194:.C223])" office:value-type="float" office:value="0.333333333333333" calcext:value-type="float">
            <text:p>0,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B226]" office:value-type="float" office:value="1624" calcext:value-type="float">
            <text:p>1624</text:p>
          </table:table-cell>
          <table:table-cell table:formula="of:=[.C226]" office:value-type="float" office:value="10" calcext:value-type="float">
            <text:p>10</text:p>
          </table:table-cell>
          <table:table-cell table:formula="of:=[.B255]" office:value-type="float" office:value="98" calcext:value-type="float">
            <text:p>98</text:p>
          </table:table-cell>
          <table:table-cell table:formula="of:=[.C255]" office:value-type="float" office:value="0" calcext:value-type="float">
            <text:p>0</text:p>
          </table:table-cell>
          <table:table-cell table:style-name="ce1" table:formula="of:=AVERAGE([.B226:.B255])" office:value-type="float" office:value="299.9" calcext:value-type="float">
            <text:p>299,90</text:p>
          </table:table-cell>
          <table:table-cell table:style-name="ce1" table:formula="of:=AVERAGE([.C226:.C255])" office:value-type="float" office:value="0.333333333333333" calcext:value-type="float">
            <text:p>0,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B258]" office:value-type="float" office:value="1624" calcext:value-type="float">
            <text:p>1624</text:p>
          </table:table-cell>
          <table:table-cell table:formula="of:=[.C258]" office:value-type="float" office:value="10" calcext:value-type="float">
            <text:p>10</text:p>
          </table:table-cell>
          <table:table-cell table:formula="of:=[.B287]" office:value-type="float" office:value="98" calcext:value-type="float">
            <text:p>98</text:p>
          </table:table-cell>
          <table:table-cell table:formula="of:=[.C287]" office:value-type="float" office:value="0" calcext:value-type="float">
            <text:p>0</text:p>
          </table:table-cell>
          <table:table-cell table:style-name="ce1" table:formula="of:=AVERAGE([.B258:.B287])" office:value-type="float" office:value="308.6" calcext:value-type="float">
            <text:p>308,60</text:p>
          </table:table-cell>
          <table:table-cell table:style-name="ce1" table:formula="of:=AVERAGE([.C258:.C287])" office:value-type="float" office:value="0.333333333333333" calcext:value-type="float">
            <text:p>0,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B290]" office:value-type="float" office:value="1624" calcext:value-type="float">
            <text:p>1624</text:p>
          </table:table-cell>
          <table:table-cell table:formula="of:=[.C290]" office:value-type="float" office:value="10" calcext:value-type="float">
            <text:p>10</text:p>
          </table:table-cell>
          <table:table-cell table:formula="of:=[.B319]" office:value-type="float" office:value="98" calcext:value-type="float">
            <text:p>98</text:p>
          </table:table-cell>
          <table:table-cell table:formula="of:=[.C319]" office:value-type="float" office:value="0" calcext:value-type="float">
            <text:p>0</text:p>
          </table:table-cell>
          <table:table-cell table:style-name="ce1" table:formula="of:=AVERAGE([.B290:.B319])" office:value-type="float" office:value="294.933333333333" calcext:value-type="float">
            <text:p>294,93</text:p>
          </table:table-cell>
          <table:table-cell table:style-name="ce1" table:formula="of:=AVERAGE([.C290:.C319])" office:value-type="float" office:value="0.333333333333333" calcext:value-type="float">
            <text:p>0,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B322]" office:value-type="float" office:value="1624" calcext:value-type="float">
            <text:p>1624</text:p>
          </table:table-cell>
          <table:table-cell table:formula="of:=[.C322]" office:value-type="float" office:value="10" calcext:value-type="float">
            <text:p>10</text:p>
          </table:table-cell>
          <table:table-cell table:formula="of:=[.B351]" office:value-type="float" office:value="98" calcext:value-type="float">
            <text:p>98</text:p>
          </table:table-cell>
          <table:table-cell table:formula="of:=[.C351]" office:value-type="float" office:value="0" calcext:value-type="float">
            <text:p>0</text:p>
          </table:table-cell>
          <table:table-cell table:style-name="ce1" table:formula="of:=AVERAGE([.B322:.B351])" office:value-type="float" office:value="319.1" calcext:value-type="float">
            <text:p>319,10</text:p>
          </table:table-cell>
          <table:table-cell table:style-name="ce1" table:formula="of:=AVERAGE([.C322:.C351])" office:value-type="float" office:value="0.333333333333333" calcext:value-type="float">
            <text:p>0,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B354]" office:value-type="float" office:value="1624" calcext:value-type="float">
            <text:p>1624</text:p>
          </table:table-cell>
          <table:table-cell table:formula="of:=[.C354]" office:value-type="float" office:value="10" calcext:value-type="float">
            <text:p>10</text:p>
          </table:table-cell>
          <table:table-cell table:formula="of:=[.B383]" office:value-type="float" office:value="98" calcext:value-type="float">
            <text:p>98</text:p>
          </table:table-cell>
          <table:table-cell table:formula="of:=[.C383]" office:value-type="float" office:value="0" calcext:value-type="float">
            <text:p>0</text:p>
          </table:table-cell>
          <table:table-cell table:style-name="ce1" table:formula="of:=AVERAGE([.B354:.B383])" office:value-type="float" office:value="304.9" calcext:value-type="float">
            <text:p>304,90</text:p>
          </table:table-cell>
          <table:table-cell table:style-name="ce1" table:formula="of:=AVERAGE([.C354:.C383])" office:value-type="float" office:value="0.333333333333333" calcext:value-type="float">
            <text:p>0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B386]" office:value-type="float" office:value="1624" calcext:value-type="float">
            <text:p>1624</text:p>
          </table:table-cell>
          <table:table-cell table:formula="of:=[.C386]" office:value-type="float" office:value="10" calcext:value-type="float">
            <text:p>10</text:p>
          </table:table-cell>
          <table:table-cell table:formula="of:=[.B415]" office:value-type="float" office:value="98" calcext:value-type="float">
            <text:p>98</text:p>
          </table:table-cell>
          <table:table-cell table:formula="of:=[.C415]" office:value-type="float" office:value="0" calcext:value-type="float">
            <text:p>0</text:p>
          </table:table-cell>
          <table:table-cell table:style-name="ce1" table:formula="of:=AVERAGE([.B386:.B415])" office:value-type="float" office:value="314.7" calcext:value-type="float">
            <text:p>314,70</text:p>
          </table:table-cell>
          <table:table-cell table:style-name="ce1" table:formula="of:=AVERAGE([.C386:.C415])" office:value-type="float" office:value="0.333333333333333" calcext:value-type="float">
            <text:p>0,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B418]" office:value-type="float" office:value="1624" calcext:value-type="float">
            <text:p>1624</text:p>
          </table:table-cell>
          <table:table-cell table:formula="of:=[.C418]" office:value-type="float" office:value="10" calcext:value-type="float">
            <text:p>10</text:p>
          </table:table-cell>
          <table:table-cell table:formula="of:=[.B447]" office:value-type="float" office:value="98" calcext:value-type="float">
            <text:p>98</text:p>
          </table:table-cell>
          <table:table-cell table:formula="of:=[.C447]" office:value-type="float" office:value="0" calcext:value-type="float">
            <text:p>0</text:p>
          </table:table-cell>
          <table:table-cell table:style-name="ce1" table:formula="of:=AVERAGE([.B418:.B447])" office:value-type="float" office:value="319.3" calcext:value-type="float">
            <text:p>319,30</text:p>
          </table:table-cell>
          <table:table-cell table:style-name="ce1" table:formula="of:=AVERAGE([.C418:.C447])" office:value-type="float" office:value="0.333333333333333" calcext:value-type="float">
            <text:p>0,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B450]" office:value-type="float" office:value="1624" calcext:value-type="float">
            <text:p>1624</text:p>
          </table:table-cell>
          <table:table-cell table:formula="of:=[.C450]" office:value-type="float" office:value="10" calcext:value-type="float">
            <text:p>10</text:p>
          </table:table-cell>
          <table:table-cell table:formula="of:=[.B479]" office:value-type="float" office:value="98" calcext:value-type="float">
            <text:p>98</text:p>
          </table:table-cell>
          <table:table-cell table:formula="of:=[.C479]" office:value-type="float" office:value="0" calcext:value-type="float">
            <text:p>0</text:p>
          </table:table-cell>
          <table:table-cell table:style-name="ce1" table:formula="of:=AVERAGE([.B450:.B479])" office:value-type="float" office:value="319.066666666667" calcext:value-type="float">
            <text:p>319,07</text:p>
          </table:table-cell>
          <table:table-cell table:style-name="ce1" table:formula="of:=AVERAGE([.C450:.C479])" office:value-type="float" office:value="0.333333333333333" calcext:value-type="float">
            <text:p>0,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B482]" office:value-type="float" office:value="1624" calcext:value-type="float">
            <text:p>1624</text:p>
          </table:table-cell>
          <table:table-cell table:formula="of:=[.C482]" office:value-type="float" office:value="10" calcext:value-type="float">
            <text:p>10</text:p>
          </table:table-cell>
          <table:table-cell table:formula="of:=[.B511]" office:value-type="float" office:value="98" calcext:value-type="float">
            <text:p>98</text:p>
          </table:table-cell>
          <table:table-cell table:formula="of:=[.C511]" office:value-type="float" office:value="0" calcext:value-type="float">
            <text:p>0</text:p>
          </table:table-cell>
          <table:table-cell table:style-name="ce1" table:formula="of:=AVERAGE([.B482:.B511])" office:value-type="float" office:value="311.066666666667" calcext:value-type="float">
            <text:p>311,07</text:p>
          </table:table-cell>
          <table:table-cell table:style-name="ce1" table:formula="of:=AVERAGE([.C482:.C511])" office:value-type="float" office:value="0.333333333333333" calcext:value-type="float">
            <text:p>0,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B514]" office:value-type="float" office:value="1624" calcext:value-type="float">
            <text:p>1624</text:p>
          </table:table-cell>
          <table:table-cell table:formula="of:=[.C514]" office:value-type="float" office:value="10" calcext:value-type="float">
            <text:p>10</text:p>
          </table:table-cell>
          <table:table-cell table:formula="of:=[.B543]" office:value-type="float" office:value="98" calcext:value-type="float">
            <text:p>98</text:p>
          </table:table-cell>
          <table:table-cell table:formula="of:=[.C543]" office:value-type="float" office:value="0" calcext:value-type="float">
            <text:p>0</text:p>
          </table:table-cell>
          <table:table-cell table:style-name="ce1" table:formula="of:=AVERAGE([.B514:.B543])" office:value-type="float" office:value="325.166666666667" calcext:value-type="float">
            <text:p>325,17</text:p>
          </table:table-cell>
          <table:table-cell table:style-name="ce1" table:formula="of:=AVERAGE([.C514:.C543])" office:value-type="float" office:value="0.333333333333333" calcext:value-type="float">
            <text:p>0,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B546]" office:value-type="float" office:value="1624" calcext:value-type="float">
            <text:p>1624</text:p>
          </table:table-cell>
          <table:table-cell table:formula="of:=[.C546]" office:value-type="float" office:value="10" calcext:value-type="float">
            <text:p>10</text:p>
          </table:table-cell>
          <table:table-cell table:formula="of:=[.B575]" office:value-type="float" office:value="98" calcext:value-type="float">
            <text:p>98</text:p>
          </table:table-cell>
          <table:table-cell table:formula="of:=[.C575]" office:value-type="float" office:value="0" calcext:value-type="float">
            <text:p>0</text:p>
          </table:table-cell>
          <table:table-cell table:style-name="ce1" table:formula="of:=AVERAGE([.B546:.B575])" office:value-type="float" office:value="330.3" calcext:value-type="float">
            <text:p>330,30</text:p>
          </table:table-cell>
          <table:table-cell table:style-name="ce1" table:formula="of:=AVERAGE([.C546:.C575])" office:value-type="float" office:value="0.333333333333333" calcext:value-type="float">
            <text:p>0,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B578]" office:value-type="float" office:value="1624" calcext:value-type="float">
            <text:p>1624</text:p>
          </table:table-cell>
          <table:table-cell table:formula="of:=[.C578]" office:value-type="float" office:value="10" calcext:value-type="float">
            <text:p>10</text:p>
          </table:table-cell>
          <table:table-cell table:formula="of:=[.B607]" office:value-type="float" office:value="98" calcext:value-type="float">
            <text:p>98</text:p>
          </table:table-cell>
          <table:table-cell table:formula="of:=[.C607]" office:value-type="float" office:value="0" calcext:value-type="float">
            <text:p>0</text:p>
          </table:table-cell>
          <table:table-cell table:style-name="ce1" table:formula="of:=AVERAGE([.B578:.B607])" office:value-type="float" office:value="341.033333333333" calcext:value-type="float">
            <text:p>341,03</text:p>
          </table:table-cell>
          <table:table-cell table:style-name="ce1" table:formula="of:=AVERAGE([.C578:.C607])" office:value-type="float" office:value="0.333333333333333" calcext:value-type="float">
            <text:p>0,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B610]" office:value-type="float" office:value="1624" calcext:value-type="float">
            <text:p>1624</text:p>
          </table:table-cell>
          <table:table-cell table:formula="of:=[.C610]" office:value-type="float" office:value="10" calcext:value-type="float">
            <text:p>10</text:p>
          </table:table-cell>
          <table:table-cell table:formula="of:=[.B639]" office:value-type="float" office:value="98" calcext:value-type="float">
            <text:p>98</text:p>
          </table:table-cell>
          <table:table-cell table:formula="of:=[.C639]" office:value-type="float" office:value="0" calcext:value-type="float">
            <text:p>0</text:p>
          </table:table-cell>
          <table:table-cell table:style-name="ce1" table:formula="of:=AVERAGE([.B610:.B639])" office:value-type="float" office:value="305.366666666667" calcext:value-type="float">
            <text:p>305,37</text:p>
          </table:table-cell>
          <table:table-cell table:style-name="ce1" table:formula="of:=AVERAGE([.C610:.C639])" office:value-type="float" office:value="0.333333333333333" calcext:value-type="float">
            <text:p>0,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B643]" office:value-type="float" office:value="2106" calcext:value-type="float">
            <text:p>2106</text:p>
          </table:table-cell>
          <table:table-cell table:formula="of:=[.C643]" office:value-type="float" office:value="15" calcext:value-type="float">
            <text:p>15</text:p>
          </table:table-cell>
          <table:table-cell table:formula="of:=[.B672]" office:value-type="float" office:value="98" calcext:value-type="float">
            <text:p>98</text:p>
          </table:table-cell>
          <table:table-cell table:formula="of:=[.C672]" office:value-type="float" office:value="0" calcext:value-type="float">
            <text:p>0</text:p>
          </table:table-cell>
          <table:table-cell table:style-name="ce1" table:formula="of:=AVERAGE([.B643:.B672])" office:value-type="float" office:value="395.666666666667" calcext:value-type="float">
            <text:p>395,67</text:p>
          </table:table-cell>
          <table:table-cell table:style-name="ce1" table:formula="of:=AVERAGE([.C643:.C672])" office:value-type="float" office:value="0.833333333333333" calcext:value-type="float">
            <text:p>0,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B675]" office:value-type="float" office:value="5547" calcext:value-type="float">
            <text:p>5547</text:p>
          </table:table-cell>
          <table:table-cell table:formula="of:=[.C675]" office:value-type="float" office:value="46" calcext:value-type="float">
            <text:p>46</text:p>
          </table:table-cell>
          <table:table-cell table:formula="of:=[.B704]" office:value-type="float" office:value="98" calcext:value-type="float">
            <text:p>98</text:p>
          </table:table-cell>
          <table:table-cell table:formula="of:=[.C704]" office:value-type="float" office:value="0" calcext:value-type="float">
            <text:p>0</text:p>
          </table:table-cell>
          <table:table-cell table:style-name="ce1" table:formula="of:=AVERAGE([.B675:.B704])" office:value-type="float" office:value="509.133333333333" calcext:value-type="float">
            <text:p>509,13</text:p>
          </table:table-cell>
          <table:table-cell table:style-name="ce1" table:formula="of:=AVERAGE([.C675:.C704])" office:value-type="float" office:value="1.86666666666667" calcext:value-type="float">
            <text:p>1,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B707]" office:value-type="float" office:value="2217" calcext:value-type="float">
            <text:p>2217</text:p>
          </table:table-cell>
          <table:table-cell table:formula="of:=[.C707]" office:value-type="float" office:value="16" calcext:value-type="float">
            <text:p>16</text:p>
          </table:table-cell>
          <table:table-cell table:formula="of:=[.B736]" office:value-type="float" office:value="98" calcext:value-type="float">
            <text:p>98</text:p>
          </table:table-cell>
          <table:table-cell table:formula="of:=[.C736]" office:value-type="float" office:value="0" calcext:value-type="float">
            <text:p>0</text:p>
          </table:table-cell>
          <table:table-cell table:style-name="ce1" table:formula="of:=AVERAGE([.B707:.B736])" office:value-type="float" office:value="406.066666666667" calcext:value-type="float">
            <text:p>406,07</text:p>
          </table:table-cell>
          <table:table-cell table:style-name="ce1" table:formula="of:=AVERAGE([.C707:.C736])" office:value-type="float" office:value="0.866666666666667" calcext:value-type="float">
            <text:p>0,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B739]" office:value-type="float" office:value="7434" calcext:value-type="float">
            <text:p>7434</text:p>
          </table:table-cell>
          <table:table-cell table:formula="of:=[.C739]" office:value-type="float" office:value="63" calcext:value-type="float">
            <text:p>63</text:p>
          </table:table-cell>
          <table:table-cell table:formula="of:=[.B768]" office:value-type="float" office:value="98" calcext:value-type="float">
            <text:p>98</text:p>
          </table:table-cell>
          <table:table-cell table:formula="of:=[.C768]" office:value-type="float" office:value="0" calcext:value-type="float">
            <text:p>0</text:p>
          </table:table-cell>
          <table:table-cell table:style-name="ce1" table:formula="of:=AVERAGE([.B739:.B768])" office:value-type="float" office:value="564.566666666667" calcext:value-type="float">
            <text:p>564,57</text:p>
          </table:table-cell>
          <table:table-cell table:style-name="ce1" table:formula="of:=AVERAGE([.C739:.C768])" office:value-type="float" office:value="2.43333333333333" calcext:value-type="float">
            <text:p>2,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B771]" office:value-type="float" office:value="4104" calcext:value-type="float">
            <text:p>4104</text:p>
          </table:table-cell>
          <table:table-cell table:formula="of:=[.C771]" office:value-type="float" office:value="33" calcext:value-type="float">
            <text:p>33</text:p>
          </table:table-cell>
          <table:table-cell table:formula="of:=[.B800]" office:value-type="float" office:value="98" calcext:value-type="float">
            <text:p>98</text:p>
          </table:table-cell>
          <table:table-cell table:formula="of:=[.C800]" office:value-type="float" office:value="0" calcext:value-type="float">
            <text:p>0</text:p>
          </table:table-cell>
          <table:table-cell table:style-name="ce1" table:formula="of:=AVERAGE([.B771:.B800])" office:value-type="float" office:value="464.7" calcext:value-type="float">
            <text:p>464,70</text:p>
          </table:table-cell>
          <table:table-cell table:style-name="ce1" table:formula="of:=AVERAGE([.C771:.C800])" office:value-type="float" office:value="1.43333333333333" calcext:value-type="float">
            <text:p>1,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B803]" office:value-type="float" office:value="7212" calcext:value-type="float">
            <text:p>7212</text:p>
          </table:table-cell>
          <table:table-cell table:formula="of:=[.C803]" office:value-type="float" office:value="61" calcext:value-type="float">
            <text:p>61</text:p>
          </table:table-cell>
          <table:table-cell table:formula="of:=[.B832]" office:value-type="float" office:value="196" calcext:value-type="float">
            <text:p>196</text:p>
          </table:table-cell>
          <table:table-cell table:formula="of:=[.C832]" office:value-type="float" office:value="0" calcext:value-type="float">
            <text:p>0</text:p>
          </table:table-cell>
          <table:table-cell table:style-name="ce1" table:formula="of:=AVERAGE([.B803:.B832])" office:value-type="float" office:value="576.066666666667" calcext:value-type="float">
            <text:p>576,07</text:p>
          </table:table-cell>
          <table:table-cell table:style-name="ce1" table:formula="of:=AVERAGE([.C803:.C832])" office:value-type="float" office:value="2.36666666666667" calcext:value-type="float">
            <text:p>2,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B835]" office:value-type="float" office:value="1995" calcext:value-type="float">
            <text:p>1995</text:p>
          </table:table-cell>
          <table:table-cell table:formula="of:=[.C835]" office:value-type="float" office:value="14" calcext:value-type="float">
            <text:p>14</text:p>
          </table:table-cell>
          <table:table-cell table:formula="of:=[.B864]" office:value-type="float" office:value="98" calcext:value-type="float">
            <text:p>98</text:p>
          </table:table-cell>
          <table:table-cell table:formula="of:=[.C864]" office:value-type="float" office:value="0" calcext:value-type="float">
            <text:p>0</text:p>
          </table:table-cell>
          <table:table-cell table:style-name="ce1" table:formula="of:=AVERAGE([.B835:.B864])" office:value-type="float" office:value="398.033333333333" calcext:value-type="float">
            <text:p>398,03</text:p>
          </table:table-cell>
          <table:table-cell table:style-name="ce1" table:formula="of:=AVERAGE([.C835:.C864])" office:value-type="float" office:value="0.8" calcext:value-type="float">
            <text:p>0,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B867]" office:value-type="float" office:value="2106" calcext:value-type="float">
            <text:p>2106</text:p>
          </table:table-cell>
          <table:table-cell table:formula="of:=[.C867]" office:value-type="float" office:value="15" calcext:value-type="float">
            <text:p>15</text:p>
          </table:table-cell>
          <table:table-cell table:formula="of:=[.B896]" office:value-type="float" office:value="107" calcext:value-type="float">
            <text:p>107</text:p>
          </table:table-cell>
          <table:table-cell table:formula="of:=[.C896]" office:value-type="float" office:value="0" calcext:value-type="float">
            <text:p>0</text:p>
          </table:table-cell>
          <table:table-cell table:style-name="ce1" table:formula="of:=AVERAGE([.B867:.B896])" office:value-type="float" office:value="410.9" calcext:value-type="float">
            <text:p>410,90</text:p>
          </table:table-cell>
          <table:table-cell table:style-name="ce1" table:formula="of:=AVERAGE([.C867:.C896])" office:value-type="float" office:value="0.833333333333333" calcext:value-type="float">
            <text:p>0,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B899]" office:value-type="float" office:value="3771" calcext:value-type="float">
            <text:p>3771</text:p>
          </table:table-cell>
          <table:table-cell table:formula="of:=[.C899]" office:value-type="float" office:value="30" calcext:value-type="float">
            <text:p>30</text:p>
          </table:table-cell>
          <table:table-cell table:formula="of:=[.B928]" office:value-type="float" office:value="147" calcext:value-type="float">
            <text:p>147</text:p>
          </table:table-cell>
          <table:table-cell table:formula="of:=[.C928]" office:value-type="float" office:value="0" calcext:value-type="float">
            <text:p>0</text:p>
          </table:table-cell>
          <table:table-cell table:style-name="ce1" table:formula="of:=AVERAGE([.B899:.B928])" office:value-type="float" office:value="467.966666666667" calcext:value-type="float">
            <text:p>467,97</text:p>
          </table:table-cell>
          <table:table-cell table:style-name="ce1" table:formula="of:=AVERAGE([.C899:.C928])" office:value-type="float" office:value="1.33333333333333" calcext:value-type="float">
            <text:p>1,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B931]" office:value-type="float" office:value="2106" calcext:value-type="float">
            <text:p>2106</text:p>
          </table:table-cell>
          <table:table-cell table:formula="of:=[.C931]" office:value-type="float" office:value="15" calcext:value-type="float">
            <text:p>15</text:p>
          </table:table-cell>
          <table:table-cell table:formula="of:=[.B960]" office:value-type="float" office:value="98" calcext:value-type="float">
            <text:p>98</text:p>
          </table:table-cell>
          <table:table-cell table:formula="of:=[.C960]" office:value-type="float" office:value="0" calcext:value-type="float">
            <text:p>0</text:p>
          </table:table-cell>
          <table:table-cell table:style-name="ce1" table:formula="of:=AVERAGE([.B931:.B960])" office:value-type="float" office:value="406.1" calcext:value-type="float">
            <text:p>406,10</text:p>
          </table:table-cell>
          <table:table-cell table:style-name="ce1" table:formula="of:=AVERAGE([.C931:.C960])" office:value-type="float" office:value="0.833333333333333" calcext:value-type="float">
            <text:p>0,83</text:p>
          </table:table-cell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formula="of:=[.B963]" office:value-type="float" office:value="5991" calcext:value-type="float">
            <text:p>5991</text:p>
          </table:table-cell>
          <table:table-cell table:formula="of:=[.C963]" office:value-type="float" office:value="50" calcext:value-type="float">
            <text:p>50</text:p>
          </table:table-cell>
          <table:table-cell table:formula="of:=[.B992]" office:value-type="float" office:value="98" calcext:value-type="float">
            <text:p>98</text:p>
          </table:table-cell>
          <table:table-cell table:formula="of:=[.C992]" office:value-type="float" office:value="0" calcext:value-type="float">
            <text:p>0</text:p>
          </table:table-cell>
          <table:table-cell table:style-name="ce1" table:formula="of:=AVERAGE([.B963:.B992])" office:value-type="float" office:value="526.133333333333" calcext:value-type="float">
            <text:p>526,13</text:p>
          </table:table-cell>
          <table:table-cell table:style-name="ce1" table:formula="of:=AVERAGE([.C963:.C992])" office:value-type="float" office:value="2" calcext:value-type="float">
            <text:p>2,00</text:p>
          </table:table-cell>
        </table:table-row>
        <table:table-row table:style-name="ro1">
          <table:table-cell office:value-type="string" calcext:value-type="string">
            <text:p>Iteration number: 2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formula="of:=[.B995]" office:value-type="float" office:value="2106" calcext:value-type="float">
            <text:p>2106</text:p>
          </table:table-cell>
          <table:table-cell table:formula="of:=[.C995]" office:value-type="float" office:value="15" calcext:value-type="float">
            <text:p>15</text:p>
          </table:table-cell>
          <table:table-cell table:formula="of:=[.B1024]" office:value-type="float" office:value="98" calcext:value-type="float">
            <text:p>98</text:p>
          </table:table-cell>
          <table:table-cell table:formula="of:=[.C1024]" office:value-type="float" office:value="0" calcext:value-type="float">
            <text:p>0</text:p>
          </table:table-cell>
          <table:table-cell table:style-name="ce1" table:formula="of:=AVERAGE([.B995:.B1024])" office:value-type="float" office:value="384.766666666667" calcext:value-type="float">
            <text:p>384,77</text:p>
          </table:table-cell>
          <table:table-cell table:style-name="ce1" table:formula="of:=AVERAGE([.C995:.C1024])" office:value-type="float" office:value="0.833333333333333" calcext:value-type="float">
            <text:p>0,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[.B1027]" office:value-type="float" office:value="63249" calcext:value-type="float">
            <text:p>63249</text:p>
          </table:table-cell>
          <table:table-cell table:formula="of:=[.C1027]" office:value-type="float" office:value="501" calcext:value-type="float">
            <text:p>501</text:p>
          </table:table-cell>
          <table:table-cell table:formula="of:=[.B1056]" office:value-type="float" office:value="98" calcext:value-type="float">
            <text:p>98</text:p>
          </table:table-cell>
          <table:table-cell table:formula="of:=[.C1056]" office:value-type="float" office:value="0" calcext:value-type="float">
            <text:p>0</text:p>
          </table:table-cell>
          <table:table-cell table:style-name="ce1" table:formula="of:=AVERAGE([.B1027:.B1056])" office:value-type="float" office:value="2677.6" calcext:value-type="float">
            <text:p>2.677,60</text:p>
          </table:table-cell>
          <table:table-cell table:style-name="ce1" table:formula="of:=AVERAGE([.C1027:.C1056])" office:value-type="float" office:value="19.2666666666667" calcext:value-type="float">
            <text:p>19,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B1059]" office:value-type="float" office:value="30992" calcext:value-type="float">
            <text:p>30992</text:p>
          </table:table-cell>
          <table:table-cell table:formula="of:=[.C1059]" office:value-type="float" office:value="256" calcext:value-type="float">
            <text:p>256</text:p>
          </table:table-cell>
          <table:table-cell table:formula="of:=[.B1088]" office:value-type="float" office:value="98" calcext:value-type="float">
            <text:p>98</text:p>
          </table:table-cell>
          <table:table-cell table:formula="of:=[.C1088]" office:value-type="float" office:value="0" calcext:value-type="float">
            <text:p>0</text:p>
          </table:table-cell>
          <table:table-cell table:style-name="ce1" table:formula="of:=AVERAGE([.B1059:.B1088])" office:value-type="float" office:value="1498.63333333333" calcext:value-type="float">
            <text:p>1.498,63</text:p>
          </table:table-cell>
          <table:table-cell table:style-name="ce1" table:formula="of:=AVERAGE([.C1059:.C1088])" office:value-type="float" office:value="10.2666666666667" calcext:value-type="float">
            <text:p>10,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B1091]" office:value-type="float" office:value="32156" calcext:value-type="float">
            <text:p>32156</text:p>
          </table:table-cell>
          <table:table-cell table:formula="of:=[.C1091]" office:value-type="float" office:value="266" calcext:value-type="float">
            <text:p>266</text:p>
          </table:table-cell>
          <table:table-cell table:formula="of:=[.B1120]" office:value-type="float" office:value="98" calcext:value-type="float">
            <text:p>98</text:p>
          </table:table-cell>
          <table:table-cell table:formula="of:=[.C1120]" office:value-type="float" office:value="0" calcext:value-type="float">
            <text:p>0</text:p>
          </table:table-cell>
          <table:table-cell table:style-name="ce1" table:formula="of:=AVERAGE([.B1091:.B1120])" office:value-type="float" office:value="1454.3" calcext:value-type="float">
            <text:p>1.454,30</text:p>
          </table:table-cell>
          <table:table-cell table:style-name="ce1" table:formula="of:=AVERAGE([.C1091:.C1120])" office:value-type="float" office:value="9.7" calcext:value-type="float">
            <text:p>9,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B1123]" office:value-type="float" office:value="31070" calcext:value-type="float">
            <text:p>31070</text:p>
          </table:table-cell>
          <table:table-cell table:formula="of:=[.C1123]" office:value-type="float" office:value="257" calcext:value-type="float">
            <text:p>257</text:p>
          </table:table-cell>
          <table:table-cell table:formula="of:=[.B1152]" office:value-type="float" office:value="107" calcext:value-type="float">
            <text:p>107</text:p>
          </table:table-cell>
          <table:table-cell table:formula="of:=[.C1152]" office:value-type="float" office:value="0" calcext:value-type="float">
            <text:p>0</text:p>
          </table:table-cell>
          <table:table-cell table:style-name="ce1" table:formula="of:=AVERAGE([.B1123:.B1152])" office:value-type="float" office:value="1428.7" calcext:value-type="float">
            <text:p>1.428,70</text:p>
          </table:table-cell>
          <table:table-cell table:style-name="ce1" table:formula="of:=AVERAGE([.C1123:.C1152])" office:value-type="float" office:value="9.4" calcext:value-type="float">
            <text:p>9,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[.B1155]" office:value-type="float" office:value="30433" calcext:value-type="float">
            <text:p>30433</text:p>
          </table:table-cell>
          <table:table-cell table:formula="of:=[.C1155]" office:value-type="float" office:value="253" calcext:value-type="float">
            <text:p>253</text:p>
          </table:table-cell>
          <table:table-cell table:formula="of:=[.B1184]" office:value-type="float" office:value="147" calcext:value-type="float">
            <text:p>147</text:p>
          </table:table-cell>
          <table:table-cell table:formula="of:=[.C1184]" office:value-type="float" office:value="0" calcext:value-type="float">
            <text:p>0</text:p>
          </table:table-cell>
          <table:table-cell table:style-name="ce1" table:formula="of:=AVERAGE([.B1155:.B1184])" office:value-type="float" office:value="1539.9" calcext:value-type="float">
            <text:p>1.539,90</text:p>
          </table:table-cell>
          <table:table-cell table:style-name="ce1" table:formula="of:=AVERAGE([.C1155:.C1184])" office:value-type="float" office:value="10.5" calcext:value-type="float">
            <text:p>10,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B1187]" office:value-type="float" office:value="30541" calcext:value-type="float">
            <text:p>30541</text:p>
          </table:table-cell>
          <table:table-cell table:formula="of:=[.C1187]" office:value-type="float" office:value="253" calcext:value-type="float">
            <text:p>253</text:p>
          </table:table-cell>
          <table:table-cell table:formula="of:=[.B1216]" office:value-type="float" office:value="98" calcext:value-type="float">
            <text:p>98</text:p>
          </table:table-cell>
          <table:table-cell table:formula="of:=[.C1216]" office:value-type="float" office:value="0" calcext:value-type="float">
            <text:p>0</text:p>
          </table:table-cell>
          <table:table-cell table:style-name="ce1" table:formula="of:=AVERAGE([.B1187:.B1216])" office:value-type="float" office:value="1405.6" calcext:value-type="float">
            <text:p>1.405,60</text:p>
          </table:table-cell>
          <table:table-cell table:style-name="ce1" table:formula="of:=AVERAGE([.C1187:.C1216])" office:value-type="float" office:value="9.26666666666667" calcext:value-type="float">
            <text:p>9,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B1219]" office:value-type="float" office:value="31486" calcext:value-type="float">
            <text:p>31486</text:p>
          </table:table-cell>
          <table:table-cell table:formula="of:=[.C1219]" office:value-type="float" office:value="260" calcext:value-type="float">
            <text:p>260</text:p>
          </table:table-cell>
          <table:table-cell table:formula="of:=[.B1248]" office:value-type="float" office:value="98" calcext:value-type="float">
            <text:p>98</text:p>
          </table:table-cell>
          <table:table-cell table:formula="of:=[.C1248]" office:value-type="float" office:value="0" calcext:value-type="float">
            <text:p>0</text:p>
          </table:table-cell>
          <table:table-cell table:style-name="ce1" table:formula="of:=AVERAGE([.B1219:.B1248])" office:value-type="float" office:value="1515.2" calcext:value-type="float">
            <text:p>1.515,20</text:p>
          </table:table-cell>
          <table:table-cell table:style-name="ce1" table:formula="of:=AVERAGE([.C1219:.C1248])" office:value-type="float" office:value="10.3666666666667" calcext:value-type="float">
            <text:p>10,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B1251]" office:value-type="float" office:value="32253" calcext:value-type="float">
            <text:p>32253</text:p>
          </table:table-cell>
          <table:table-cell table:formula="of:=[.C1251]" office:value-type="float" office:value="267" calcext:value-type="float">
            <text:p>267</text:p>
          </table:table-cell>
          <table:table-cell table:formula="of:=[.B1280]" office:value-type="float" office:value="98" calcext:value-type="float">
            <text:p>98</text:p>
          </table:table-cell>
          <table:table-cell table:formula="of:=[.C1280]" office:value-type="float" office:value="0" calcext:value-type="float">
            <text:p>0</text:p>
          </table:table-cell>
          <table:table-cell table:style-name="ce1" table:formula="of:=AVERAGE([.B1251:.B1280])" office:value-type="float" office:value="1447.93333333333" calcext:value-type="float">
            <text:p>1.447,93</text:p>
          </table:table-cell>
          <table:table-cell table:style-name="ce1" table:formula="of:=AVERAGE([.C1251:.C1280])" office:value-type="float" office:value="9.76666666666667" calcext:value-type="float">
            <text:p>9,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[.B1284]" office:value-type="float" office:value="30486" calcext:value-type="float">
            <text:p>30486</text:p>
          </table:table-cell>
          <table:table-cell table:formula="of:=[.C1284]" office:value-type="float" office:value="252" calcext:value-type="float">
            <text:p>252</text:p>
          </table:table-cell>
          <table:table-cell table:formula="of:=[.B1313]" office:value-type="float" office:value="98" calcext:value-type="float">
            <text:p>98</text:p>
          </table:table-cell>
          <table:table-cell table:formula="of:=[.C1313]" office:value-type="float" office:value="0" calcext:value-type="float">
            <text:p>0</text:p>
          </table:table-cell>
          <table:table-cell table:style-name="ce1" table:formula="of:=AVERAGE([.B1284:.B1313])" office:value-type="float" office:value="1412.4" calcext:value-type="float">
            <text:p>1.412,40</text:p>
          </table:table-cell>
          <table:table-cell table:style-name="ce1" table:formula="of:=AVERAGE([.C1284:.C1313])" office:value-type="float" office:value="9.26666666666667" calcext:value-type="float">
            <text:p>9,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[.B1316]" office:value-type="float" office:value="32131" calcext:value-type="float">
            <text:p>32131</text:p>
          </table:table-cell>
          <table:table-cell table:formula="of:=[.C1316]" office:value-type="float" office:value="266" calcext:value-type="float">
            <text:p>266</text:p>
          </table:table-cell>
          <table:table-cell table:formula="of:=[.B1345]" office:value-type="float" office:value="98" calcext:value-type="float">
            <text:p>98</text:p>
          </table:table-cell>
          <table:table-cell table:formula="of:=[.C1345]" office:value-type="float" office:value="0" calcext:value-type="float">
            <text:p>0</text:p>
          </table:table-cell>
          <table:table-cell table:style-name="ce1" table:formula="of:=AVERAGE([.B1316:.B1345])" office:value-type="float" office:value="1624.4" calcext:value-type="float">
            <text:p>1.624,40</text:p>
          </table:table-cell>
          <table:table-cell table:style-name="ce1" table:formula="of:=AVERAGE([.C1316:.C1345])" office:value-type="float" office:value="11.4333333333333" calcext:value-type="float">
            <text:p>11,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[.B1348]" office:value-type="float" office:value="30545" calcext:value-type="float">
            <text:p>30545</text:p>
          </table:table-cell>
          <table:table-cell table:formula="of:=[.C1348]" office:value-type="float" office:value="253" calcext:value-type="float">
            <text:p>253</text:p>
          </table:table-cell>
          <table:table-cell table:formula="of:=[.B1377]" office:value-type="float" office:value="98" calcext:value-type="float">
            <text:p>98</text:p>
          </table:table-cell>
          <table:table-cell table:formula="of:=[.C1377]" office:value-type="float" office:value="0" calcext:value-type="float">
            <text:p>0</text:p>
          </table:table-cell>
          <table:table-cell table:style-name="ce1" table:formula="of:=AVERAGE([.B1348:.B1377])" office:value-type="float" office:value="1378.7" calcext:value-type="float">
            <text:p>1.378,70</text:p>
          </table:table-cell>
          <table:table-cell table:style-name="ce1" table:formula="of:=AVERAGE([.C1348:.C1377])" office:value-type="float" office:value="9.26666666666667" calcext:value-type="float">
            <text:p>9,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B1380]" office:value-type="float" office:value="30474" calcext:value-type="float">
            <text:p>30474</text:p>
          </table:table-cell>
          <table:table-cell table:formula="of:=[.C1380]" office:value-type="float" office:value="253" calcext:value-type="float">
            <text:p>253</text:p>
          </table:table-cell>
          <table:table-cell table:formula="of:=[.B1409]" office:value-type="float" office:value="98" calcext:value-type="float">
            <text:p>98</text:p>
          </table:table-cell>
          <table:table-cell table:formula="of:=[.C1409]" office:value-type="float" office:value="0" calcext:value-type="float">
            <text:p>0</text:p>
          </table:table-cell>
          <table:table-cell table:style-name="ce1" table:formula="of:=AVERAGE([.B1380:.B1409])" office:value-type="float" office:value="2525.33333333333" calcext:value-type="float">
            <text:p>2.525,33</text:p>
          </table:table-cell>
          <table:table-cell table:style-name="ce1" table:formula="of:=AVERAGE([.C1380:.C1409])" office:value-type="float" office:value="18.9333333333333" calcext:value-type="float">
            <text:p>18,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B1412]" office:value-type="float" office:value="31760" calcext:value-type="float">
            <text:p>31760</text:p>
          </table:table-cell>
          <table:table-cell table:formula="of:=[.C1412]" office:value-type="float" office:value="263" calcext:value-type="float">
            <text:p>263</text:p>
          </table:table-cell>
          <table:table-cell table:formula="of:=[.B1441]" office:value-type="float" office:value="98" calcext:value-type="float">
            <text:p>98</text:p>
          </table:table-cell>
          <table:table-cell table:formula="of:=[.C1441]" office:value-type="float" office:value="0" calcext:value-type="float">
            <text:p>0</text:p>
          </table:table-cell>
          <table:table-cell table:style-name="ce1" table:formula="of:=AVERAGE([.B1412:.B1441])" office:value-type="float" office:value="2584.03333333333" calcext:value-type="float">
            <text:p>2.584,03</text:p>
          </table:table-cell>
          <table:table-cell table:style-name="ce1" table:formula="of:=AVERAGE([.C1412:.C1441])" office:value-type="float" office:value="19.2" calcext:value-type="float">
            <text:p>19,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B1444]" office:value-type="float" office:value="33318" calcext:value-type="float">
            <text:p>33318</text:p>
          </table:table-cell>
          <table:table-cell table:formula="of:=[.C1444]" office:value-type="float" office:value="275" calcext:value-type="float">
            <text:p>275</text:p>
          </table:table-cell>
          <table:table-cell table:formula="of:=[.B1473]" office:value-type="float" office:value="98" calcext:value-type="float">
            <text:p>98</text:p>
          </table:table-cell>
          <table:table-cell table:formula="of:=[.C1473]" office:value-type="float" office:value="0" calcext:value-type="float">
            <text:p>0</text:p>
          </table:table-cell>
          <table:table-cell table:style-name="ce1" table:formula="of:=AVERAGE([.B1444:.B1473])" office:value-type="float" office:value="2551.66666666667" calcext:value-type="float">
            <text:p>2.551,67</text:p>
          </table:table-cell>
          <table:table-cell table:style-name="ce1" table:formula="of:=AVERAGE([.C1444:.C1473])" office:value-type="float" office:value="18.6333333333333" calcext:value-type="float">
            <text:p>18,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[.B1476]" office:value-type="float" office:value="31087" calcext:value-type="float">
            <text:p>31087</text:p>
          </table:table-cell>
          <table:table-cell table:formula="of:=[.C1476]" office:value-type="float" office:value="257" calcext:value-type="float">
            <text:p>257</text:p>
          </table:table-cell>
          <table:table-cell table:formula="of:=[.B1505]" office:value-type="float" office:value="98" calcext:value-type="float">
            <text:p>98</text:p>
          </table:table-cell>
          <table:table-cell table:formula="of:=[.C1505]" office:value-type="float" office:value="0" calcext:value-type="float">
            <text:p>0</text:p>
          </table:table-cell>
          <table:table-cell table:style-name="ce1" table:formula="of:=AVERAGE([.B1476:.B1505])" office:value-type="float" office:value="2478.56666666667" calcext:value-type="float">
            <text:p>2.478,57</text:p>
          </table:table-cell>
          <table:table-cell table:style-name="ce1" table:formula="of:=AVERAGE([.C1476:.C1505])" office:value-type="float" office:value="18.4333333333333" calcext:value-type="float">
            <text:p>18,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B1508]" office:value-type="float" office:value="32231" calcext:value-type="float">
            <text:p>32231</text:p>
          </table:table-cell>
          <table:table-cell table:formula="of:=[.C1508]" office:value-type="float" office:value="266" calcext:value-type="float">
            <text:p>266</text:p>
          </table:table-cell>
          <table:table-cell table:formula="of:=[.B1537]" office:value-type="float" office:value="98" calcext:value-type="float">
            <text:p>98</text:p>
          </table:table-cell>
          <table:table-cell table:formula="of:=[.C1537]" office:value-type="float" office:value="0" calcext:value-type="float">
            <text:p>0</text:p>
          </table:table-cell>
          <table:table-cell table:style-name="ce1" table:formula="of:=AVERAGE([.B1508:.B1537])" office:value-type="float" office:value="2550.83333333333" calcext:value-type="float">
            <text:p>2.550,83</text:p>
          </table:table-cell>
          <table:table-cell table:style-name="ce1" table:formula="of:=AVERAGE([.C1508:.C1537])" office:value-type="float" office:value="19.1" calcext:value-type="float">
            <text:p>19,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[.B1540]" office:value-type="float" office:value="66141" calcext:value-type="float">
            <text:p>66141</text:p>
          </table:table-cell>
          <table:table-cell table:formula="of:=[.C1540]" office:value-type="float" office:value="501" calcext:value-type="float">
            <text:p>501</text:p>
          </table:table-cell>
          <table:table-cell table:formula="of:=[.B1569]" office:value-type="float" office:value="98" calcext:value-type="float">
            <text:p>98</text:p>
          </table:table-cell>
          <table:table-cell table:formula="of:=[.C1569]" office:value-type="float" office:value="0" calcext:value-type="float">
            <text:p>0</text:p>
          </table:table-cell>
          <table:table-cell table:style-name="ce1" table:formula="of:=AVERAGE([.B1540:.B1569])" office:value-type="float" office:value="4743.16666666667" calcext:value-type="float">
            <text:p>4.743,17</text:p>
          </table:table-cell>
          <table:table-cell table:style-name="ce1" table:formula="of:=AVERAGE([.C1540:.C1569])" office:value-type="float" office:value="35.7" calcext:value-type="float">
            <text:p>35,7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B1572]" office:value-type="float" office:value="66165" calcext:value-type="float">
            <text:p>66165</text:p>
          </table:table-cell>
          <table:table-cell table:formula="of:=[.C1572]" office:value-type="float" office:value="501" calcext:value-type="float">
            <text:p>501</text:p>
          </table:table-cell>
          <table:table-cell table:formula="of:=[.B1601]" office:value-type="float" office:value="98" calcext:value-type="float">
            <text:p>98</text:p>
          </table:table-cell>
          <table:table-cell table:formula="of:=[.C1601]" office:value-type="float" office:value="0" calcext:value-type="float">
            <text:p>0</text:p>
          </table:table-cell>
          <table:table-cell table:style-name="ce1" table:formula="of:=AVERAGE([.B1572:.B1601])" office:value-type="float" office:value="4767" calcext:value-type="float">
            <text:p>4.767,00</text:p>
          </table:table-cell>
          <table:table-cell table:style-name="ce1" table:formula="of:=AVERAGE([.C1572:.C1601])" office:value-type="float" office:value="36.0333333333333" calcext:value-type="float">
            <text:p>36,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[.B1604]" office:value-type="float" office:value="67607" calcext:value-type="float">
            <text:p>67607</text:p>
          </table:table-cell>
          <table:table-cell table:formula="of:=[.C1604]" office:value-type="float" office:value="501" calcext:value-type="float">
            <text:p>501</text:p>
          </table:table-cell>
          <table:table-cell table:formula="of:=[.B1633]" office:value-type="float" office:value="98" calcext:value-type="float">
            <text:p>98</text:p>
          </table:table-cell>
          <table:table-cell table:formula="of:=[.C1633]" office:value-type="float" office:value="0" calcext:value-type="float">
            <text:p>0</text:p>
          </table:table-cell>
          <table:table-cell table:style-name="ce1" table:formula="of:=AVERAGE([.B1604:.B1633])" office:value-type="float" office:value="9005" calcext:value-type="float">
            <text:p>9.005,00</text:p>
          </table:table-cell>
          <table:table-cell table:style-name="ce1" table:formula="of:=AVERAGE([.C1604:.C1633])" office:value-type="float" office:value="68.1333333333333" calcext:value-type="float">
            <text:p>68,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B1636]" office:value-type="float" office:value="67621" calcext:value-type="float">
            <text:p>67621</text:p>
          </table:table-cell>
          <table:table-cell table:formula="of:=[.C1636]" office:value-type="float" office:value="501" calcext:value-type="float">
            <text:p>501</text:p>
          </table:table-cell>
          <table:table-cell table:formula="of:=[.B1665]" office:value-type="float" office:value="98" calcext:value-type="float">
            <text:p>98</text:p>
          </table:table-cell>
          <table:table-cell table:formula="of:=[.C1665]" office:value-type="float" office:value="0" calcext:value-type="float">
            <text:p>0</text:p>
          </table:table-cell>
          <table:table-cell table:style-name="ce1" table:formula="of:=AVERAGE([.B1636:.B1665])" office:value-type="float" office:value="10314.6333333333" calcext:value-type="float">
            <text:p>10.314,63</text:p>
          </table:table-cell>
          <table:table-cell table:style-name="ce1" table:formula="of:=AVERAGE([.C1636:.C1665])" office:value-type="float" office:value="78.3" calcext:value-type="float">
            <text:p>78,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[.B1668]" office:value-type="float" office:value="66085" calcext:value-type="float">
            <text:p>66085</text:p>
          </table:table-cell>
          <table:table-cell table:formula="of:=[.C1668]" office:value-type="float" office:value="501" calcext:value-type="float">
            <text:p>501</text:p>
          </table:table-cell>
          <table:table-cell table:formula="of:=[.B1697]" office:value-type="float" office:value="98" calcext:value-type="float">
            <text:p>98</text:p>
          </table:table-cell>
          <table:table-cell table:formula="of:=[.C1697]" office:value-type="float" office:value="0" calcext:value-type="float">
            <text:p>0</text:p>
          </table:table-cell>
          <table:table-cell table:style-name="ce1" table:formula="of:=AVERAGE([.B1668:.B1697])" office:value-type="float" office:value="9027.06666666667" calcext:value-type="float">
            <text:p>9.027,07</text:p>
          </table:table-cell>
          <table:table-cell table:style-name="ce1" table:formula="of:=AVERAGE([.C1668:.C1697])" office:value-type="float" office:value="69" calcext:value-type="float">
            <text:p>69,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[.B1700]" office:value-type="float" office:value="67507" calcext:value-type="float">
            <text:p>67507</text:p>
          </table:table-cell>
          <table:table-cell table:formula="of:=[.C1700]" office:value-type="float" office:value="501" calcext:value-type="float">
            <text:p>501</text:p>
          </table:table-cell>
          <table:table-cell table:formula="of:=[.B1729]" office:value-type="float" office:value="98" calcext:value-type="float">
            <text:p>98</text:p>
          </table:table-cell>
          <table:table-cell table:formula="of:=[.C1729]" office:value-type="float" office:value="0" calcext:value-type="float">
            <text:p>0</text:p>
          </table:table-cell>
          <table:table-cell table:style-name="ce1" table:formula="of:=AVERAGE([.B1700:.B1729])" office:value-type="float" office:value="10077.1333333333" calcext:value-type="float">
            <text:p>10.077,13</text:p>
          </table:table-cell>
          <table:table-cell table:style-name="ce1" table:formula="of:=AVERAGE([.C1700:.C1729])" office:value-type="float" office:value="76.8" calcext:value-type="float">
            <text:p>76,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B1732]" office:value-type="float" office:value="67543" calcext:value-type="float">
            <text:p>67543</text:p>
          </table:table-cell>
          <table:table-cell table:formula="of:=[.C1732]" office:value-type="float" office:value="501" calcext:value-type="float">
            <text:p>501</text:p>
          </table:table-cell>
          <table:table-cell table:formula="of:=[.B1761]" office:value-type="float" office:value="107" calcext:value-type="float">
            <text:p>107</text:p>
          </table:table-cell>
          <table:table-cell table:formula="of:=[.C1761]" office:value-type="float" office:value="0" calcext:value-type="float">
            <text:p>0</text:p>
          </table:table-cell>
          <table:table-cell table:style-name="ce1" table:formula="of:=AVERAGE([.B1732:.B1761])" office:value-type="float" office:value="10257.2" calcext:value-type="float">
            <text:p>10.257,20</text:p>
          </table:table-cell>
          <table:table-cell table:style-name="ce1" table:formula="of:=AVERAGE([.C1732:.C1761])" office:value-type="float" office:value="78.0333333333333" calcext:value-type="float">
            <text:p>78,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B1764]" office:value-type="float" office:value="67539" calcext:value-type="float">
            <text:p>67539</text:p>
          </table:table-cell>
          <table:table-cell table:formula="of:=[.C1764]" office:value-type="float" office:value="501" calcext:value-type="float">
            <text:p>501</text:p>
          </table:table-cell>
          <table:table-cell table:formula="of:=[.B1793]" office:value-type="float" office:value="98" calcext:value-type="float">
            <text:p>98</text:p>
          </table:table-cell>
          <table:table-cell table:formula="of:=[.C1793]" office:value-type="float" office:value="0" calcext:value-type="float">
            <text:p>0</text:p>
          </table:table-cell>
          <table:table-cell table:style-name="ce1" table:formula="of:=AVERAGE([.B1764:.B1793])" office:value-type="float" office:value="13217" calcext:value-type="float">
            <text:p>13.217,00</text:p>
          </table:table-cell>
          <table:table-cell table:style-name="ce1" table:formula="of:=AVERAGE([.C1764:.C1793])" office:value-type="float" office:value="101.266666666667" calcext:value-type="float">
            <text:p>101,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[.B1796]" office:value-type="float" office:value="67908" calcext:value-type="float">
            <text:p>67908</text:p>
          </table:table-cell>
          <table:table-cell table:formula="of:=[.C1796]" office:value-type="float" office:value="501" calcext:value-type="float">
            <text:p>501</text:p>
          </table:table-cell>
          <table:table-cell table:formula="of:=[.B1825]" office:value-type="float" office:value="98" calcext:value-type="float">
            <text:p>98</text:p>
          </table:table-cell>
          <table:table-cell table:formula="of:=[.C1825]" office:value-type="float" office:value="0" calcext:value-type="float">
            <text:p>0</text:p>
          </table:table-cell>
          <table:table-cell table:style-name="ce1" table:formula="of:=AVERAGE([.B1796:.B1825])" office:value-type="float" office:value="14437.6666666667" calcext:value-type="float">
            <text:p>14.437,67</text:p>
          </table:table-cell>
          <table:table-cell table:style-name="ce1" table:formula="of:=AVERAGE([.C1796:.C1825])" office:value-type="float" office:value="110.966666666667" calcext:value-type="float">
            <text:p>110,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[.B1828]" office:value-type="float" office:value="68006" calcext:value-type="float">
            <text:p>68006</text:p>
          </table:table-cell>
          <table:table-cell table:formula="of:=[.C1828]" office:value-type="float" office:value="501" calcext:value-type="float">
            <text:p>501</text:p>
          </table:table-cell>
          <table:table-cell table:formula="of:=[.B1857]" office:value-type="float" office:value="98" calcext:value-type="float">
            <text:p>98</text:p>
          </table:table-cell>
          <table:table-cell table:formula="of:=[.C1857]" office:value-type="float" office:value="0" calcext:value-type="float">
            <text:p>0</text:p>
          </table:table-cell>
          <table:table-cell table:style-name="ce1" table:formula="of:=AVERAGE([.B1828:.B1857])" office:value-type="float" office:value="17495.0333333333" calcext:value-type="float">
            <text:p>17.495,03</text:p>
          </table:table-cell>
          <table:table-cell table:style-name="ce1" table:formula="of:=AVERAGE([.C1828:.C1857])" office:value-type="float" office:value="134.666666666667" calcext:value-type="float">
            <text:p>134,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[.B1860]" office:value-type="float" office:value="67935" calcext:value-type="float">
            <text:p>67935</text:p>
          </table:table-cell>
          <table:table-cell table:formula="of:=[.C1860]" office:value-type="float" office:value="501" calcext:value-type="float">
            <text:p>501</text:p>
          </table:table-cell>
          <table:table-cell table:formula="of:=[.B1889]" office:value-type="float" office:value="107" calcext:value-type="float">
            <text:p>107</text:p>
          </table:table-cell>
          <table:table-cell table:formula="of:=[.C1889]" office:value-type="float" office:value="0" calcext:value-type="float">
            <text:p>0</text:p>
          </table:table-cell>
          <table:table-cell table:style-name="ce1" table:formula="of:=AVERAGE([.B1860:.B1889])" office:value-type="float" office:value="19431.5666666667" calcext:value-type="float">
            <text:p>19.431,57</text:p>
          </table:table-cell>
          <table:table-cell table:style-name="ce1" table:formula="of:=AVERAGE([.C1860:.C1889])" office:value-type="float" office:value="149.433333333333" calcext:value-type="float">
            <text:p>149,4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B1892]" office:value-type="float" office:value="66129" calcext:value-type="float">
            <text:p>66129</text:p>
          </table:table-cell>
          <table:table-cell table:formula="of:=[.C1892]" office:value-type="float" office:value="501" calcext:value-type="float">
            <text:p>501</text:p>
          </table:table-cell>
          <table:table-cell table:formula="of:=[.B1921]" office:value-type="float" office:value="98" calcext:value-type="float">
            <text:p>98</text:p>
          </table:table-cell>
          <table:table-cell table:formula="of:=[.C1921]" office:value-type="float" office:value="0" calcext:value-type="float">
            <text:p>0</text:p>
          </table:table-cell>
          <table:table-cell table:style-name="ce1" table:formula="of:=AVERAGE([.B1892:.B1921])" office:value-type="float" office:value="17564.8333333333" calcext:value-type="float">
            <text:p>17.564,83</text:p>
          </table:table-cell>
          <table:table-cell table:style-name="ce1" table:formula="of:=AVERAGE([.C1892:.C1921])" office:value-type="float" office:value="135.866666666667" calcext:value-type="float">
            <text:p>135,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3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4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5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6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7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8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9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10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11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12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13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14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15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16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17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18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19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20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ing checkpoi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21</text:p>
          </table:table-cell>
          <table:table-cell table:number-columns-repeated="1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106" calcext:value-type="float">
            <text:p>2106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22</text:p>
          </table:table-cell>
          <table:table-cell table:number-columns-repeated="1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547" calcext:value-type="float">
            <text:p>5547</text:p>
          </table:table-cell>
          <table:table-cell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23</text:p>
          </table:table-cell>
          <table:table-cell table:number-columns-repeated="1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217" calcext:value-type="float">
            <text:p>2217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24</text:p>
          </table:table-cell>
          <table:table-cell table:number-columns-repeated="1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434" calcext:value-type="float">
            <text:p>7434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25</text:p>
          </table:table-cell>
          <table:table-cell table:number-columns-repeated="1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104" calcext:value-type="float">
            <text:p>4104</text:p>
          </table:table-cell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26</text:p>
          </table:table-cell>
          <table:table-cell table:number-columns-repeated="1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212" calcext:value-type="float">
            <text:p>7212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27</text:p>
          </table:table-cell>
          <table:table-cell table:number-columns-repeated="1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995" calcext:value-type="float">
            <text:p>1995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28</text:p>
          </table:table-cell>
          <table:table-cell table:number-columns-repeated="1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106" calcext:value-type="float">
            <text:p>2106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29</text:p>
          </table:table-cell>
          <table:table-cell table:number-columns-repeated="1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771" calcext:value-type="float">
            <text:p>3771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30</text:p>
          </table:table-cell>
          <table:table-cell table:number-columns-repeated="1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106" calcext:value-type="float">
            <text:p>2106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31</text:p>
          </table:table-cell>
          <table:table-cell table:number-columns-repeated="1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32</text:p>
          </table:table-cell>
          <table:table-cell table:number-columns-repeated="1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106" calcext:value-type="float">
            <text:p>2106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33</text:p>
          </table:table-cell>
          <table:table-cell table:number-columns-repeated="11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3249" calcext:value-type="float">
            <text:p>63249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878" calcext:value-type="float">
            <text:p>7878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34</text:p>
          </table:table-cell>
          <table:table-cell table:number-columns-repeated="11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0992" calcext:value-type="float">
            <text:p>30992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103" calcext:value-type="float">
            <text:p>5103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35</text:p>
          </table:table-cell>
          <table:table-cell table:number-columns-repeated="11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2156" calcext:value-type="float">
            <text:p>32156</text:p>
          </table:table-cell>
          <table:table-cell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106" calcext:value-type="float">
            <text:p>2106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36</text:p>
          </table:table-cell>
          <table:table-cell table:number-columns-repeated="11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1070" calcext:value-type="float">
            <text:p>31070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106" calcext:value-type="float">
            <text:p>2106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37</text:p>
          </table:table-cell>
          <table:table-cell table:number-columns-repeated="11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0433" calcext:value-type="float">
            <text:p>30433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213" calcext:value-type="float">
            <text:p>6213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38</text:p>
          </table:table-cell>
          <table:table-cell table:number-columns-repeated="11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0541" calcext:value-type="float">
            <text:p>305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106" calcext:value-type="float">
            <text:p>2106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39</text:p>
          </table:table-cell>
          <table:table-cell table:number-columns-repeated="11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1486" calcext:value-type="float">
            <text:p>31486</text:p>
          </table:table-cell>
          <table:table-cell office:value-type="float" office:value="260" calcext:value-type="float">
            <text:p>260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992" calcext:value-type="float">
            <text:p>4992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40</text:p>
          </table:table-cell>
          <table:table-cell table:number-columns-repeated="11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2253" calcext:value-type="float">
            <text:p>32253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217" calcext:value-type="float">
            <text:p>2217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ing checkpoi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41</text:p>
          </table:table-cell>
          <table:table-cell table:number-columns-repeated="11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0486" calcext:value-type="float">
            <text:p>30486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217" calcext:value-type="float">
            <text:p>2217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42</text:p>
          </table:table-cell>
          <table:table-cell table:number-columns-repeated="11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2131" calcext:value-type="float">
            <text:p>32131</text:p>
          </table:table-cell>
          <table:table-cell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878" calcext:value-type="float">
            <text:p>7878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43</text:p>
          </table:table-cell>
          <table:table-cell table:number-columns-repeated="11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0545" calcext:value-type="float">
            <text:p>30545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106" calcext:value-type="float">
            <text:p>2106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44</text:p>
          </table:table-cell>
          <table:table-cell table:number-columns-repeated="11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0474" calcext:value-type="float">
            <text:p>30474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0273" calcext:value-type="float">
            <text:p>30273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324" calcext:value-type="float">
            <text:p>6324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45</text:p>
          </table:table-cell>
          <table:table-cell table:number-columns-repeated="11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1760" calcext:value-type="float">
            <text:p>31760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1408" calcext:value-type="float">
            <text:p>31408</text:p>
          </table:table-cell>
          <table:table-cell office:value-type="float" office:value="260" calcext:value-type="float">
            <text:p>260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214" calcext:value-type="float">
            <text:p>5214</text:p>
          </table:table-cell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46</text:p>
          </table:table-cell>
          <table:table-cell table:number-columns-repeated="11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3318" calcext:value-type="float">
            <text:p>33318</text:p>
          </table:table-cell>
          <table:table-cell office:value-type="float" office:value="275" calcext:value-type="float">
            <text:p>275</text:p>
          </table:table-cell>
          <table:table-cell table:number-columns-repeated="9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1504" calcext:value-type="float">
            <text:p>31504</text:p>
          </table:table-cell>
          <table:table-cell office:value-type="float" office:value="260" calcext:value-type="float">
            <text:p>260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995" calcext:value-type="float">
            <text:p>1995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47</text:p>
          </table:table-cell>
          <table:table-cell table:number-columns-repeated="11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1087" calcext:value-type="float">
            <text:p>31087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0770" calcext:value-type="float">
            <text:p>30770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771" calcext:value-type="float">
            <text:p>3771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48</text:p>
          </table:table-cell>
          <table:table-cell table:number-columns-repeated="11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2231" calcext:value-type="float">
            <text:p>32231</text:p>
          </table:table-cell>
          <table:table-cell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0632" calcext:value-type="float">
            <text:p>30632</text:p>
          </table:table-cell>
          <table:table-cell office:value-type="float" office:value="255" calcext:value-type="float">
            <text:p>255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103" calcext:value-type="float">
            <text:p>5103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49</text:p>
          </table:table-cell>
          <table:table-cell table:number-columns-repeated="11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6141" calcext:value-type="float">
            <text:p>66141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0639" calcext:value-type="float">
            <text:p>30639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0631" calcext:value-type="float">
            <text:p>30631</text:p>
          </table:table-cell>
          <table:table-cell office:value-type="float" office:value="255" calcext:value-type="float">
            <text:p>255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102" calcext:value-type="float">
            <text:p>6102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50</text:p>
          </table:table-cell>
          <table:table-cell table:number-columns-repeated="11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6165" calcext:value-type="float">
            <text:p>66165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1420" calcext:value-type="float">
            <text:p>31420</text:p>
          </table:table-cell>
          <table:table-cell office:value-type="float" office:value="260" calcext:value-type="float">
            <text:p>260</text:p>
          </table:table-cell>
          <table:table-cell table:number-columns-repeated="9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0936" calcext:value-type="float">
            <text:p>30936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324" calcext:value-type="float">
            <text:p>6324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51</text:p>
          </table:table-cell>
          <table:table-cell table:number-columns-repeated="11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7607" calcext:value-type="float">
            <text:p>6760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6166" calcext:value-type="float">
            <text:p>66166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3974" calcext:value-type="float">
            <text:p>63974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1819" calcext:value-type="float">
            <text:p>31819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0561" calcext:value-type="float">
            <text:p>3056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106" calcext:value-type="float">
            <text:p>2106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52</text:p>
          </table:table-cell>
          <table:table-cell table:number-columns-repeated="11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7621" calcext:value-type="float">
            <text:p>67621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6157" calcext:value-type="float">
            <text:p>6615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6045" calcext:value-type="float">
            <text:p>66045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2945" calcext:value-type="float">
            <text:p>32945</text:p>
          </table:table-cell>
          <table:table-cell office:value-type="float" office:value="269" calcext:value-type="float">
            <text:p>269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1512" calcext:value-type="float">
            <text:p>31512</text:p>
          </table:table-cell>
          <table:table-cell office:value-type="float" office:value="261" calcext:value-type="float">
            <text:p>261</text:p>
          </table:table-cell>
          <table:table-cell table:number-columns-repeated="9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1150" calcext:value-type="float">
            <text:p>31150</text:p>
          </table:table-cell>
          <table:table-cell office:value-type="float" office:value="259" calcext:value-type="float">
            <text:p>259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771" calcext:value-type="float">
            <text:p>3771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2564" calcext:value-type="float">
            <text:p>2564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53</text:p>
          </table:table-cell>
          <table:table-cell table:number-columns-repeated="11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6085" calcext:value-type="float">
            <text:p>66085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6077" calcext:value-type="float">
            <text:p>6607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34021" calcext:value-type="float">
            <text:p>34021</text:p>
          </table:table-cell>
          <table:table-cell office:value-type="float" office:value="259" calcext:value-type="float">
            <text:p>259</text:p>
          </table:table-cell>
          <table:table-cell table:number-columns-repeated="9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1324" calcext:value-type="float">
            <text:p>31324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0987" calcext:value-type="float">
            <text:p>30987</text:p>
          </table:table-cell>
          <table:table-cell office:value-type="float" office:value="258" calcext:value-type="float">
            <text:p>258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0306" calcext:value-type="float">
            <text:p>30306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2564" calcext:value-type="float">
            <text:p>2564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106" calcext:value-type="float">
            <text:p>2106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54</text:p>
          </table:table-cell>
          <table:table-cell table:number-columns-repeated="11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7507" calcext:value-type="float">
            <text:p>6750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6106" calcext:value-type="float">
            <text:p>66106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6057" calcext:value-type="float">
            <text:p>6605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0671" calcext:value-type="float">
            <text:p>30671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0138" calcext:value-type="float">
            <text:p>30138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7514" calcext:value-type="float">
            <text:p>2751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103" calcext:value-type="float">
            <text:p>5103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2564" calcext:value-type="float">
            <text:p>2564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55</text:p>
          </table:table-cell>
          <table:table-cell table:number-columns-repeated="11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7543" calcext:value-type="float">
            <text:p>67543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6123" calcext:value-type="float">
            <text:p>66123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5922" calcext:value-type="float">
            <text:p>65922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3356" calcext:value-type="float">
            <text:p>33356</text:p>
          </table:table-cell>
          <table:table-cell office:value-type="float" office:value="276" calcext:value-type="float">
            <text:p>276</text:p>
          </table:table-cell>
          <table:table-cell table:number-columns-repeated="9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0864" calcext:value-type="float">
            <text:p>30864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0374" calcext:value-type="float">
            <text:p>30374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771" calcext:value-type="float">
            <text:p>3771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2564" calcext:value-type="float">
            <text:p>2564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56</text:p>
          </table:table-cell>
          <table:table-cell table:number-columns-repeated="11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7539" calcext:value-type="float">
            <text:p>67539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6163" calcext:value-type="float">
            <text:p>66163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6017" calcext:value-type="float">
            <text:p>6601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3242" calcext:value-type="float">
            <text:p>63242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34422" calcext:value-type="float">
            <text:p>34422</text:p>
          </table:table-cell>
          <table:table-cell office:value-type="float" office:value="261" calcext:value-type="float">
            <text:p>261</text:p>
          </table:table-cell>
          <table:table-cell table:number-columns-repeated="9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0744" calcext:value-type="float">
            <text:p>30744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9442" calcext:value-type="float">
            <text:p>29442</text:p>
          </table:table-cell>
          <table:table-cell office:value-type="float" office:value="245" calcext:value-type="float">
            <text:p>245</text:p>
          </table:table-cell>
          <table:table-cell table:number-columns-repeated="9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26845" calcext:value-type="float">
            <text:p>26845</text:p>
          </table:table-cell>
          <table:table-cell office:value-type="float" office:value="219" calcext:value-type="float">
            <text:p>219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771" calcext:value-type="float">
            <text:p>3771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2564" calcext:value-type="float">
            <text:p>2564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57</text:p>
          </table:table-cell>
          <table:table-cell table:number-columns-repeated="11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67908" calcext:value-type="float">
            <text:p>67908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7496" calcext:value-type="float">
            <text:p>67496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6047" calcext:value-type="float">
            <text:p>6604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5991" calcext:value-type="float">
            <text:p>65991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1435" calcext:value-type="float">
            <text:p>31435</text:p>
          </table:table-cell>
          <table:table-cell office:value-type="float" office:value="260" calcext:value-type="float">
            <text:p>260</text:p>
          </table:table-cell>
          <table:table-cell table:number-columns-repeated="9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0711" calcext:value-type="float">
            <text:p>30711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0215" calcext:value-type="float">
            <text:p>30215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0040" calcext:value-type="float">
            <text:p>30040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29725" calcext:value-type="float">
            <text:p>29725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103" calcext:value-type="float">
            <text:p>5103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2564" calcext:value-type="float">
            <text:p>2564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589" calcext:value-type="float">
            <text:p>1589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58</text:p>
          </table:table-cell>
          <table:table-cell table:number-columns-repeated="11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68006" calcext:value-type="float">
            <text:p>68006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7584" calcext:value-type="float">
            <text:p>67584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6220" calcext:value-type="float">
            <text:p>66220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6110" calcext:value-type="float">
            <text:p>66110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63845" calcext:value-type="float">
            <text:p>63845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3206" calcext:value-type="float">
            <text:p>63206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2141" calcext:value-type="float">
            <text:p>32141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0648" calcext:value-type="float">
            <text:p>30648</text:p>
          </table:table-cell>
          <table:table-cell office:value-type="float" office:value="255" calcext:value-type="float">
            <text:p>255</text:p>
          </table:table-cell>
          <table:table-cell table:number-columns-repeated="9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0296" calcext:value-type="float">
            <text:p>30296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25937" calcext:value-type="float">
            <text:p>25937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214" calcext:value-type="float">
            <text:p>5214</text:p>
          </table:table-cell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471" calcext:value-type="float">
            <text:p>1471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59</text:p>
          </table:table-cell>
          <table:table-cell table:number-columns-repeated="11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67935" calcext:value-type="float">
            <text:p>67935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7544" calcext:value-type="float">
            <text:p>67544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6167" calcext:value-type="float">
            <text:p>6616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5983" calcext:value-type="float">
            <text:p>65983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65237" calcext:value-type="float">
            <text:p>6523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3954" calcext:value-type="float">
            <text:p>63954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63840" calcext:value-type="float">
            <text:p>63840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1378" calcext:value-type="float">
            <text:p>31378</text:p>
          </table:table-cell>
          <table:table-cell office:value-type="float" office:value="260" calcext:value-type="float">
            <text:p>260</text:p>
          </table:table-cell>
          <table:table-cell table:number-columns-repeated="9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0571" calcext:value-type="float">
            <text:p>3057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0212" calcext:value-type="float">
            <text:p>30212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25947" calcext:value-type="float">
            <text:p>25947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 number: 60</text:p>
          </table:table-cell>
          <table:table-cell table:number-columns-repeated="11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6129" calcext:value-type="float">
            <text:p>66129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6045" calcext:value-type="float">
            <text:p>66045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65259" calcext:value-type="float">
            <text:p>65259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64069" calcext:value-type="float">
            <text:p>64069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63917" calcext:value-type="float">
            <text:p>6391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36691" calcext:value-type="float">
            <text:p>36691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34370" calcext:value-type="float">
            <text:p>34370</text:p>
          </table:table-cell>
          <table:table-cell office:value-type="float" office:value="260" calcext:value-type="float">
            <text:p>260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2374" calcext:value-type="float">
            <text:p>32374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2065" calcext:value-type="float">
            <text:p>32065</text:p>
          </table:table-cell>
          <table:table-cell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1539" calcext:value-type="float">
            <text:p>31539</text:p>
          </table:table-cell>
          <table:table-cell office:value-type="float" office:value="261" calcext:value-type="float">
            <text:p>261</text:p>
          </table:table-cell>
          <table:table-cell table:number-columns-repeated="9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8616" calcext:value-type="float">
            <text:p>28616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792" calcext:value-type="float">
            <text:p>79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4:19:43.698282375</meta:creation-date>
    <dc:date>2017-12-09T20:23:13.333720469</dc:date>
    <meta:editing-duration>PT32M5S</meta:editing-duration>
    <meta:editing-cycles>1</meta:editing-cycles>
    <meta:document-statistic meta:table-count="2" meta:cell-count="11898" meta:object-count="4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631cm" svg:height="12.459cm" xlink:href=".." xlink:type="simple" chart:class="chart:scatter" chart:style-name="ch1">
        <chart:legend chart:legend-position="bottom" svg:x="6.003cm" svg:y="11.676cm" style:legend-expansion="wide" chart:style-name="ch2"/>
        <chart:plot-area chart:style-name="ch3" table:cell-range-address="Planilha1.F1:Planilha1.G61 Planilha1.I1:Planilha1.I61" chart:data-source-has-labels="both" svg:x="1.343cm" svg:y="0.249cm" svg:width="14.956cm" svg:height="10.197cm">
          <chartooo:coordinate-region svg:x="2.52cm" svg:y="0.448cm" svg:width="13.593cm" svg:height="9.351cm"/>
          <chart:axis chart:dimension="x" chart:name="primary-x" chart:style-name="ch4" chartooo:axis-type="auto">
            <chart:title svg:x="8.102cm" svg:y="10.695cm" chart:style-name="ch5">
              <text:p>Iterações</text:p>
            </chart:title>
            <chart:categories table:cell-range-address="Planilha1.F2:Planilha1.F61"/>
            <chart:grid chart:style-name="ch6" chart:class="major"/>
          </chart:axis>
          <chart:axis chart:dimension="y" chart:name="primary-y" chart:style-name="ch4">
            <chart:title svg:x="0.451cm" svg:y="6.185cm" chart:style-name="ch7">
              <text:p>Pontuação</text:p>
            </chart:title>
            <chart:grid chart:style-name="ch6" chart:class="major"/>
          </chart:axis>
          <chart:series chart:style-name="ch8" chart:values-cell-range-address="Planilha1.G2:Planilha1.G61" chart:label-cell-address="Planilha1.G1:Planilha1.G1" chart:class="chart:scatter">
            <chart:domain table:cell-range-address="Planilha1.F2:Planilha1.F61"/>
            <chart:data-point chart:repeated="60"/>
          </chart:series>
          <chart:series chart:style-name="ch9" chart:values-cell-range-address="Planilha1.I2:Planilha1.I61" chart:label-cell-address="Planilha1.I1:Planilha1.I1" chart:class="chart:scatter"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áximo</text:p>
                <draw:g>
                  <svg:desc>Planilha1.G1:Planilha1.G1</svg:desc>
                </draw:g>
              </table:table-cell>
              <table:table-cell office:value-type="string">
                <text:p>Mínimo</text:p>
                <draw:g>
                  <svg:desc>Planilha1.I1:Planilha1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lanilha1.F2:Planilha1.F61</svg:desc>
                </draw:g>
              </table:table-cell>
              <table:table-cell office:value-type="float" office:value="436">
                <text:p>436</text:p>
                <draw:g>
                  <svg:desc>Planilha1.G2:Planilha1.G61</svg:desc>
                </draw:g>
              </table:table-cell>
              <table:table-cell office:value-type="float" office:value="98">
                <text:p>98</text:p>
                <draw:g>
                  <svg:desc>Planilha1.I2:Planilha1.I6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36">
                <text:p>4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6">
                <text:p>4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36">
                <text:p>4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36">
                <text:p>4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24">
                <text:p>16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24">
                <text:p>16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24">
                <text:p>16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624">
                <text:p>16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24">
                <text:p>16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624">
                <text:p>16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624">
                <text:p>16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624">
                <text:p>16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624">
                <text:p>16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24">
                <text:p>16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24">
                <text:p>16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624">
                <text:p>16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624">
                <text:p>16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624">
                <text:p>16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24">
                <text:p>16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06">
                <text:p>21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547">
                <text:p>554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217">
                <text:p>221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434">
                <text:p>743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104">
                <text:p>410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212">
                <text:p>721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995">
                <text:p>199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106">
                <text:p>210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771">
                <text:p>377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106">
                <text:p>21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991">
                <text:p>599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106">
                <text:p>21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3249">
                <text:p>6324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0992">
                <text:p>3099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2156">
                <text:p>3215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1070">
                <text:p>3107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0433">
                <text:p>3043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0541">
                <text:p>3054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1486">
                <text:p>3148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2253">
                <text:p>3225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0486">
                <text:p>3048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2131">
                <text:p>3213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0545">
                <text:p>3054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0474">
                <text:p>3047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1760">
                <text:p>317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3318">
                <text:p>333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1087">
                <text:p>3108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2231">
                <text:p>3223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66141">
                <text:p>6614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6165">
                <text:p>6616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67607">
                <text:p>6760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7621">
                <text:p>6762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66085">
                <text:p>6608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67507">
                <text:p>6750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67543">
                <text:p>6754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67539">
                <text:p>6753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67908">
                <text:p>6790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68006">
                <text:p>680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67935">
                <text:p>6793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6129">
                <text:p>66129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678cm" svg:height="9.623cm" xlink:href=".." xlink:type="simple" chart:class="chart:scatter" chart:style-name="ch1">
        <chart:legend chart:legend-position="bottom" svg:x="7.309cm" svg:y="8.84cm" style:legend-expansion="wide" chart:style-name="ch2"/>
        <chart:plot-area chart:style-name="ch3" table:cell-range-address="Planilha1.F2:Planilha1.F61 Planilha1.K1:Planilha1.K61" chart:data-source-has-labels="row" svg:x="1.344cm" svg:y="0.192cm" svg:width="15.001cm" svg:height="7.475cm">
          <chartooo:coordinate-region svg:x="3.103cm" svg:y="0.392cm" svg:width="13.055cm" svg:height="6.628cm"/>
          <chart:axis chart:dimension="x" chart:name="primary-x" chart:style-name="ch4">
            <chart:title svg:x="8.125cm" svg:y="7.859cm" chart:style-name="ch5">
              <text:p>Iterações</text:p>
            </chart:title>
            <chart:grid chart:style-name="ch6" chart:class="major"/>
          </chart:axis>
          <chart:axis chart:dimension="y" chart:name="primary-y" chart:style-name="ch7">
            <chart:title svg:x="0.451cm" svg:y="4.767cm" chart:style-name="ch8">
              <text:p>Pontuação</text:p>
            </chart:title>
            <chart:grid chart:style-name="ch6" chart:class="major"/>
          </chart:axis>
          <chart:series chart:style-name="ch9" chart:values-cell-range-address="Planilha1.K2:Planilha1.K61" chart:label-cell-address="Planilha1.K1:Planilha1.K1" chart:class="chart:scatter">
            <chart:domain table:cell-range-address="Planilha1.F2:Planilha1.F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Média</text:p>
                <draw:g>
                  <svg:desc>Planilha1.K1:Planilha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ilha1.F2:Planilha1.F61</svg:desc>
                </draw:g>
              </table:table-cell>
              <table:table-cell office:value-type="float" office:value="208.7">
                <text:p>208.7</text:p>
                <draw:g>
                  <svg:desc>Planilha1.K2:Planilha1.K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4.8">
                <text:p>214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38.7">
                <text:p>238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9.5">
                <text:p>25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51.566666666667">
                <text:p>251.5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08.466666666667">
                <text:p>308.4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93.466666666667">
                <text:p>293.4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99.9">
                <text:p>299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08.6">
                <text:p>308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94.933333333333">
                <text:p>294.9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19.1">
                <text:p>319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04.9">
                <text:p>304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14.7">
                <text:p>314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19.3">
                <text:p>319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19.066666666667">
                <text:p>319.0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11.066666666667">
                <text:p>311.0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25.166666666667">
                <text:p>325.1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30.3">
                <text:p>33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41.033333333333">
                <text:p>341.0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05.366666666667">
                <text:p>305.3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95.666666666667">
                <text:p>395.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09.133333333333">
                <text:p>509.1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06.066666666667">
                <text:p>406.0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64.566666666667">
                <text:p>564.5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64.7">
                <text:p>464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76.066666666667">
                <text:p>576.0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98.033333333333">
                <text:p>398.0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10.9">
                <text:p>410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67.966666666667">
                <text:p>467.9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06.1">
                <text:p>406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26.133333333333">
                <text:p>526.1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84.766666666667">
                <text:p>384.7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677.6">
                <text:p>2677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498.63333333333">
                <text:p>1498.6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454.3">
                <text:p>1454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428.7">
                <text:p>1428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539.9">
                <text:p>1539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405.6">
                <text:p>1405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515.2">
                <text:p>1515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447.93333333333">
                <text:p>1447.9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412.4">
                <text:p>1412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624.4">
                <text:p>1624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378.7">
                <text:p>1378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525.33333333333">
                <text:p>2525.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584.03333333333">
                <text:p>2584.0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551.66666666667">
                <text:p>2551.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478.56666666667">
                <text:p>2478.5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550.83333333333">
                <text:p>2550.8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743.16666666667">
                <text:p>4743.1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767">
                <text:p>47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9005">
                <text:p>90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0314.6333333333">
                <text:p>10314.6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9027.06666666667">
                <text:p>9027.0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077.1333333333">
                <text:p>10077.1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0257.2">
                <text:p>10257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3217">
                <text:p>132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4437.6666666667">
                <text:p>14437.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7495.0333333333">
                <text:p>17495.0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9431.5666666667">
                <text:p>19431.5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7564.8333333333">
                <text:p>17564.8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631cm" svg:height="12.459cm" xlink:href=".." xlink:type="simple" chart:class="chart:scatter" chart:column-mapping="0 2 1" chart:style-name="ch1">
        <chart:legend chart:legend-position="bottom" svg:x="4.973cm" svg:y="11.676cm" style:legend-expansion="wide" chart:style-name="ch2"/>
        <chart:plot-area chart:style-name="ch3" table:cell-range-address="Planilha1_2.F2:Planilha1_2.G61 Planilha1_2.F1:Planilha1_2.G1 Planilha1_2.K1:Planilha1_2.K61 Planilha1_2.I1:Planilha1_2.I61" chart:data-source-has-labels="both" svg:x="1.343cm" svg:y="0.249cm" svg:width="14.956cm" svg:height="10.197cm">
          <chartooo:coordinate-region svg:x="2.52cm" svg:y="0.448cm" svg:width="13.593cm" svg:height="9.351cm"/>
          <chart:axis chart:dimension="x" chart:name="primary-x" chart:style-name="ch4" chartooo:axis-type="auto">
            <chart:title svg:x="8.102cm" svg:y="10.695cm" chart:style-name="ch5">
              <text:p>Iterações</text:p>
            </chart:title>
            <chart:categories table:cell-range-address="Planilha1_2.F2:Planilha1_2.F61"/>
            <chart:grid chart:style-name="ch6" chart:class="major"/>
          </chart:axis>
          <chart:axis chart:dimension="y" chart:name="primary-y" chart:style-name="ch4">
            <chart:title svg:x="0.451cm" svg:y="6.185cm" chart:style-name="ch7">
              <text:p>Pontuação</text:p>
            </chart:title>
            <chart:grid chart:style-name="ch6" chart:class="major"/>
          </chart:axis>
          <chart:series chart:style-name="ch8" chart:values-cell-range-address="Planilha1_2.G2:Planilha1_2.G61" chart:label-cell-address="Planilha1_2.G1:Planilha1_2.G1" chart:class="chart:scatter">
            <chart:domain table:cell-range-address="Planilha1_2.F2:Planilha1_2.F61"/>
            <chart:data-point chart:repeated="60"/>
          </chart:series>
          <chart:series chart:style-name="ch9" chart:values-cell-range-address="Planilha1_2.K2:Planilha1_2.K61" chart:label-cell-address="Planilha1_2.K1:Planilha1_2.K1" chart:class="chart:scatter">
            <chart:data-point chart:repeated="60"/>
          </chart:series>
          <chart:series chart:style-name="ch10" chart:values-cell-range-address="Planilha1_2.I2:Planilha1_2.I61" chart:label-cell-address="Planilha1_2.I1:Planilha1_2.I1" chart:class="chart:scatter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Máximo</text:p>
                <draw:g>
                  <svg:desc>Planilha1_2.G1:Planilha1_2.G1</svg:desc>
                </draw:g>
              </table:table-cell>
              <table:table-cell office:value-type="string">
                <text:p>Média</text:p>
                <draw:g>
                  <svg:desc>Planilha1_2.K1:Planilha1_2.K1</svg:desc>
                </draw:g>
              </table:table-cell>
              <table:table-cell office:value-type="string">
                <text:p>Mínimo</text:p>
                <draw:g>
                  <svg:desc>Planilha1_2.I1:Planilha1_2.I1</svg:desc>
                </draw:g>
              </table:table-cell>
            </table:table-row>
          </table:table-header-rows>
          <table:table-rows>
            <table:table-row>
              <table:table-cell office:value-type="float" office:value="21">
                <text:p>21</text:p>
                <draw:g>
                  <svg:desc>Planilha1_2.F2:Planilha1_2.F61</svg:desc>
                </draw:g>
              </table:table-cell>
              <table:table-cell office:value-type="float" office:value="21">
                <text:p>21</text:p>
                <draw:g>
                  <svg:desc>Planilha1_2.F2:Planilha1_2.F61</svg:desc>
                </draw:g>
              </table:table-cell>
              <table:table-cell office:value-type="float" office:value="441">
                <text:p>441</text:p>
                <draw:g>
                  <svg:desc>Planilha1_2.G2:Planilha1_2.G61</svg:desc>
                </draw:g>
              </table:table-cell>
              <table:table-cell office:value-type="float" office:value="293.533333333333">
                <text:p>293.533333333333</text:p>
                <draw:g>
                  <svg:desc>Planilha1_2.K2:Planilha1_2.K61</svg:desc>
                </draw:g>
              </table:table-cell>
              <table:table-cell office:value-type="float" office:value="98">
                <text:p>98</text:p>
                <draw:g>
                  <svg:desc>Planilha1_2.I2:Planilha1_2.I61</svg:desc>
                </draw:g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41">
                <text:p>441</text:p>
              </table:table-cell>
              <table:table-cell office:value-type="float" office:value="306.3">
                <text:p>306.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41">
                <text:p>441</text:p>
              </table:table-cell>
              <table:table-cell office:value-type="float" office:value="304.133333333333">
                <text:p>304.13333333333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41">
                <text:p>441</text:p>
              </table:table-cell>
              <table:table-cell office:value-type="float" office:value="307.3">
                <text:p>307.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41">
                <text:p>441</text:p>
              </table:table-cell>
              <table:table-cell office:value-type="float" office:value="318.766666666667">
                <text:p>318.76666666666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41">
                <text:p>441</text:p>
              </table:table-cell>
              <table:table-cell office:value-type="float" office:value="311.633333333333">
                <text:p>311.63333333333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41">
                <text:p>441</text:p>
              </table:table-cell>
              <table:table-cell office:value-type="float" office:value="308.3">
                <text:p>308.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41">
                <text:p>441</text:p>
              </table:table-cell>
              <table:table-cell office:value-type="float" office:value="320.033333333333">
                <text:p>320.03333333333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41">
                <text:p>441</text:p>
              </table:table-cell>
              <table:table-cell office:value-type="float" office:value="302.8">
                <text:p>302.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41">
                <text:p>441</text:p>
              </table:table-cell>
              <table:table-cell office:value-type="float" office:value="316.4">
                <text:p>316.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41">
                <text:p>441</text:p>
              </table:table-cell>
              <table:table-cell office:value-type="float" office:value="325">
                <text:p>3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41">
                <text:p>441</text:p>
              </table:table-cell>
              <table:table-cell office:value-type="float" office:value="307.566666666667">
                <text:p>307.56666666666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41">
                <text:p>441</text:p>
              </table:table-cell>
              <table:table-cell office:value-type="float" office:value="338.033333333333">
                <text:p>338.03333333333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41">
                <text:p>441</text:p>
              </table:table-cell>
              <table:table-cell office:value-type="float" office:value="331.066666666667">
                <text:p>331.06666666666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67">
                <text:p>567</text:p>
              </table:table-cell>
              <table:table-cell office:value-type="float" office:value="327.633333333333">
                <text:p>327.63333333333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67">
                <text:p>567</text:p>
              </table:table-cell>
              <table:table-cell office:value-type="float" office:value="309.7">
                <text:p>309.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67">
                <text:p>567</text:p>
              </table:table-cell>
              <table:table-cell office:value-type="float" office:value="316.833333333333">
                <text:p>316.83333333333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67">
                <text:p>567</text:p>
              </table:table-cell>
              <table:table-cell office:value-type="float" office:value="322.633333333333">
                <text:p>322.63333333333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67">
                <text:p>567</text:p>
              </table:table-cell>
              <table:table-cell office:value-type="float" office:value="328.2">
                <text:p>328.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67">
                <text:p>567</text:p>
              </table:table-cell>
              <table:table-cell office:value-type="float" office:value="291.6">
                <text:p>291.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67">
                <text:p>567</text:p>
              </table:table-cell>
              <table:table-cell office:value-type="float" office:value="328.633333333333">
                <text:p>328.63333333333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67">
                <text:p>567</text:p>
              </table:table-cell>
              <table:table-cell office:value-type="float" office:value="325.333333333333">
                <text:p>325.33333333333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67">
                <text:p>567</text:p>
              </table:table-cell>
              <table:table-cell office:value-type="float" office:value="328.233333333333">
                <text:p>328.23333333333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67">
                <text:p>567</text:p>
              </table:table-cell>
              <table:table-cell office:value-type="float" office:value="329.233333333333">
                <text:p>329.23333333333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67">
                <text:p>567</text:p>
              </table:table-cell>
              <table:table-cell office:value-type="float" office:value="323.2">
                <text:p>323.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67">
                <text:p>567</text:p>
              </table:table-cell>
              <table:table-cell office:value-type="float" office:value="324.6">
                <text:p>324.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567">
                <text:p>567</text:p>
              </table:table-cell>
              <table:table-cell office:value-type="float" office:value="329.8">
                <text:p>329.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67">
                <text:p>567</text:p>
              </table:table-cell>
              <table:table-cell office:value-type="float" office:value="310.666666666667">
                <text:p>310.66666666666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67">
                <text:p>567</text:p>
              </table:table-cell>
              <table:table-cell office:value-type="float" office:value="322.4">
                <text:p>322.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67">
                <text:p>567</text:p>
              </table:table-cell>
              <table:table-cell office:value-type="float" office:value="334.666666666667">
                <text:p>334.66666666666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67">
                <text:p>567</text:p>
              </table:table-cell>
              <table:table-cell office:value-type="float" office:value="328.166666666667">
                <text:p>328.16666666666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67">
                <text:p>567</text:p>
              </table:table-cell>
              <table:table-cell office:value-type="float" office:value="313.566666666667">
                <text:p>313.56666666666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67">
                <text:p>567</text:p>
              </table:table-cell>
              <table:table-cell office:value-type="float" office:value="304.333333333333">
                <text:p>304.33333333333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67">
                <text:p>567</text:p>
              </table:table-cell>
              <table:table-cell office:value-type="float" office:value="319.133333333333">
                <text:p>319.13333333333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67">
                <text:p>567</text:p>
              </table:table-cell>
              <table:table-cell office:value-type="float" office:value="315.1">
                <text:p>315.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67">
                <text:p>567</text:p>
              </table:table-cell>
              <table:table-cell office:value-type="float" office:value="326.9">
                <text:p>326.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67">
                <text:p>567</text:p>
              </table:table-cell>
              <table:table-cell office:value-type="float" office:value="327.066666666667">
                <text:p>327.06666666666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17.966666666667">
                <text:p>317.96666666666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67">
                <text:p>567</text:p>
              </table:table-cell>
              <table:table-cell office:value-type="float" office:value="319.433333333333">
                <text:p>319.43333333333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67">
                <text:p>567</text:p>
              </table:table-cell>
              <table:table-cell office:value-type="float" office:value="321.766666666667">
                <text:p>321.76666666666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67">
                <text:p>567</text:p>
              </table:table-cell>
              <table:table-cell office:value-type="float" office:value="333.066666666667">
                <text:p>333.06666666666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67">
                <text:p>567</text:p>
              </table:table-cell>
              <table:table-cell office:value-type="float" office:value="349.8">
                <text:p>349.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67">
                <text:p>567</text:p>
              </table:table-cell>
              <table:table-cell office:value-type="float" office:value="310.333333333333">
                <text:p>310.33333333333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248">
                <text:p>1248</text:p>
              </table:table-cell>
              <table:table-cell office:value-type="float" office:value="350.8">
                <text:p>350.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248">
                <text:p>1248</text:p>
              </table:table-cell>
              <table:table-cell office:value-type="float" office:value="356.133333333333">
                <text:p>356.13333333333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248">
                <text:p>1248</text:p>
              </table:table-cell>
              <table:table-cell office:value-type="float" office:value="357.833333333333">
                <text:p>357.83333333333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248">
                <text:p>1248</text:p>
              </table:table-cell>
              <table:table-cell office:value-type="float" office:value="363.066666666667">
                <text:p>363.06666666666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248">
                <text:p>1248</text:p>
              </table:table-cell>
              <table:table-cell office:value-type="float" office:value="349.933333333333">
                <text:p>349.93333333333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248">
                <text:p>1248</text:p>
              </table:table-cell>
              <table:table-cell office:value-type="float" office:value="361.633333333333">
                <text:p>361.63333333333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4218">
                <text:p>64218</text:p>
              </table:table-cell>
              <table:table-cell office:value-type="float" office:value="2563.96666666667">
                <text:p>2563.9666666666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4246">
                <text:p>64246</text:p>
              </table:table-cell>
              <table:table-cell office:value-type="float" office:value="2560.56666666667">
                <text:p>2560.5666666666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4170">
                <text:p>64170</text:p>
              </table:table-cell>
              <table:table-cell office:value-type="float" office:value="2547.03333333333">
                <text:p>2547.0333333333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4204">
                <text:p>64204</text:p>
              </table:table-cell>
              <table:table-cell office:value-type="float" office:value="2570.46666666667">
                <text:p>2570.4666666666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4174">
                <text:p>64174</text:p>
              </table:table-cell>
              <table:table-cell office:value-type="float" office:value="4697">
                <text:p>469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4228">
                <text:p>64228</text:p>
              </table:table-cell>
              <table:table-cell office:value-type="float" office:value="4684.36666666667">
                <text:p>4684.3666666666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4198">
                <text:p>64198</text:p>
              </table:table-cell>
              <table:table-cell office:value-type="float" office:value="4700.86666666667">
                <text:p>4700.8666666666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64210">
                <text:p>64210</text:p>
              </table:table-cell>
              <table:table-cell office:value-type="float" office:value="4715.93333333333">
                <text:p>4715.9333333333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4882">
                <text:p>64882</text:p>
              </table:table-cell>
              <table:table-cell office:value-type="float" office:value="11175.2">
                <text:p>11175.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64841">
                <text:p>64841</text:p>
              </table:table-cell>
              <table:table-cell office:value-type="float" office:value="11186.3333333333">
                <text:p>11186.333333333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64754">
                <text:p>64754</text:p>
              </table:table-cell>
              <table:table-cell office:value-type="float" office:value="13452.2">
                <text:p>13452.2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678cm" svg:height="10.128cm" xlink:href=".." xlink:type="simple" chart:class="chart:scatter" chart:style-name="ch1">
        <chart:legend chart:legend-position="bottom" svg:x="7.309cm" svg:y="9.345cm" style:legend-expansion="wide" chart:style-name="ch2"/>
        <chart:plot-area chart:style-name="ch3" table:cell-range-address="Planilha1_2.F2:Planilha1_2.F61 Planilha1_2.K1:Planilha1_2.K61" chart:data-source-has-labels="row" svg:x="1.344cm" svg:y="0.202cm" svg:width="15.001cm" svg:height="7.96cm">
          <chartooo:coordinate-region svg:x="2.918cm" svg:y="0.401cm" svg:width="13.055cm" svg:height="7.114cm"/>
          <chart:axis chart:dimension="x" chart:name="primary-x" chart:style-name="ch4">
            <chart:title svg:x="8.125cm" svg:y="8.364cm" chart:style-name="ch5">
              <text:p>Iterações</text:p>
            </chart:title>
            <chart:grid chart:style-name="ch6" chart:class="major"/>
          </chart:axis>
          <chart:axis chart:dimension="y" chart:name="primary-y" chart:style-name="ch7">
            <chart:title svg:x="0.451cm" svg:y="5.02cm" chart:style-name="ch8">
              <text:p>Pontuação</text:p>
            </chart:title>
            <chart:grid chart:style-name="ch6" chart:class="major"/>
          </chart:axis>
          <chart:series chart:style-name="ch9" chart:values-cell-range-address="Planilha1_2.K2:Planilha1_2.K61" chart:label-cell-address="Planilha1_2.K1:Planilha1_2.K1" chart:class="chart:scatter">
            <chart:domain table:cell-range-address="Planilha1_2.F2:Planilha1_2.F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Média</text:p>
                <draw:g>
                  <svg:desc>Planilha1_2.K1:Planilha1_2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Planilha1_2.F2:Planilha1_2.F61</svg:desc>
                </draw:g>
              </table:table-cell>
              <table:table-cell office:value-type="float" office:value="293.533333333333">
                <text:p>293.533333333333</text:p>
                <draw:g>
                  <svg:desc>Planilha1_2.K2:Planilha1_2.K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306.3">
                <text:p>306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304.133333333333">
                <text:p>304.1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307.3">
                <text:p>307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18.766666666667">
                <text:p>318.7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311.633333333333">
                <text:p>311.6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308.3">
                <text:p>308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320.033333333333">
                <text:p>320.0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302.8">
                <text:p>302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16.4">
                <text:p>316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307.566666666667">
                <text:p>307.5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338.033333333333">
                <text:p>338.0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331.066666666667">
                <text:p>331.0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27.633333333333">
                <text:p>327.6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309.7">
                <text:p>309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">
                <text:p>37</text:p>
              </table:table-cell>
              <table:table-cell office:value-type="float" office:value="316.833333333333">
                <text:p>316.8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">
                <text:p>38</text:p>
              </table:table-cell>
              <table:table-cell office:value-type="float" office:value="322.633333333333">
                <text:p>322.6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">
                <text:p>39</text:p>
              </table:table-cell>
              <table:table-cell office:value-type="float" office:value="328.2">
                <text:p>328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91.6">
                <text:p>291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328.633333333333">
                <text:p>328.6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325.333333333333">
                <text:p>325.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">
                <text:p>43</text:p>
              </table:table-cell>
              <table:table-cell office:value-type="float" office:value="328.233333333333">
                <text:p>328.2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">
                <text:p>44</text:p>
              </table:table-cell>
              <table:table-cell office:value-type="float" office:value="329.233333333333">
                <text:p>329.2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">
                <text:p>45</text:p>
              </table:table-cell>
              <table:table-cell office:value-type="float" office:value="323.2">
                <text:p>323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">
                <text:p>46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">
                <text:p>47</text:p>
              </table:table-cell>
              <table:table-cell office:value-type="float" office:value="329.8">
                <text:p>329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">
                <text:p>48</text:p>
              </table:table-cell>
              <table:table-cell office:value-type="float" office:value="310.666666666667">
                <text:p>310.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">
                <text:p>49</text:p>
              </table:table-cell>
              <table:table-cell office:value-type="float" office:value="322.4">
                <text:p>322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334.666666666667">
                <text:p>334.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328.166666666667">
                <text:p>328.1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">
                <text:p>52</text:p>
              </table:table-cell>
              <table:table-cell office:value-type="float" office:value="313.566666666667">
                <text:p>313.5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">
                <text:p>53</text:p>
              </table:table-cell>
              <table:table-cell office:value-type="float" office:value="304.333333333333">
                <text:p>304.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">
                <text:p>54</text:p>
              </table:table-cell>
              <table:table-cell office:value-type="float" office:value="319.133333333333">
                <text:p>319.1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315.1">
                <text:p>315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">
                <text:p>56</text:p>
              </table:table-cell>
              <table:table-cell office:value-type="float" office:value="326.9">
                <text:p>326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">
                <text:p>57</text:p>
              </table:table-cell>
              <table:table-cell office:value-type="float" office:value="327.066666666667">
                <text:p>327.0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">
                <text:p>58</text:p>
              </table:table-cell>
              <table:table-cell office:value-type="float" office:value="317.966666666667">
                <text:p>317.9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9">
                <text:p>59</text:p>
              </table:table-cell>
              <table:table-cell office:value-type="float" office:value="319.433333333333">
                <text:p>319.4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321.766666666667">
                <text:p>321.7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1">
                <text:p>61</text:p>
              </table:table-cell>
              <table:table-cell office:value-type="float" office:value="333.066666666667">
                <text:p>333.0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349.8">
                <text:p>349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">
                <text:p>63</text:p>
              </table:table-cell>
              <table:table-cell office:value-type="float" office:value="310.333333333333">
                <text:p>310.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">
                <text:p>64</text:p>
              </table:table-cell>
              <table:table-cell office:value-type="float" office:value="350.8">
                <text:p>350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">
                <text:p>65</text:p>
              </table:table-cell>
              <table:table-cell office:value-type="float" office:value="356.133333333333">
                <text:p>356.1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">
                <text:p>66</text:p>
              </table:table-cell>
              <table:table-cell office:value-type="float" office:value="357.833333333333">
                <text:p>357.8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363.066666666667">
                <text:p>363.0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">
                <text:p>68</text:p>
              </table:table-cell>
              <table:table-cell office:value-type="float" office:value="349.933333333333">
                <text:p>349.9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">
                <text:p>69</text:p>
              </table:table-cell>
              <table:table-cell office:value-type="float" office:value="361.633333333333">
                <text:p>361.6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2563.96666666667">
                <text:p>2563.9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1">
                <text:p>71</text:p>
              </table:table-cell>
              <table:table-cell office:value-type="float" office:value="2560.56666666667">
                <text:p>2560.5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2">
                <text:p>72</text:p>
              </table:table-cell>
              <table:table-cell office:value-type="float" office:value="2547.03333333333">
                <text:p>2547.0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">
                <text:p>73</text:p>
              </table:table-cell>
              <table:table-cell office:value-type="float" office:value="2570.46666666667">
                <text:p>2570.4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4">
                <text:p>74</text:p>
              </table:table-cell>
              <table:table-cell office:value-type="float" office:value="4697">
                <text:p>46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4684.36666666667">
                <text:p>4684.3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">
                <text:p>76</text:p>
              </table:table-cell>
              <table:table-cell office:value-type="float" office:value="4700.86666666667">
                <text:p>4700.8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">
                <text:p>77</text:p>
              </table:table-cell>
              <table:table-cell office:value-type="float" office:value="4715.93333333333">
                <text:p>4715.9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">
                <text:p>78</text:p>
              </table:table-cell>
              <table:table-cell office:value-type="float" office:value="11175.2">
                <text:p>11175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">
                <text:p>79</text:p>
              </table:table-cell>
              <table:table-cell office:value-type="float" office:value="11186.3333333333">
                <text:p>11186.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3452.2">
                <text:p>13452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